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Gothic" svg:font-family="Gothic" style:font-pitch="variable"/>
    <style:font-face style:name="Lucidasans" svg:font-family="Lucidasans" style:font-pitch="variable"/>
    <style:font-face style:name="OpenSymbol3" svg:font-family="OpenSymbo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8" style:family="table">
      <style:table-properties style:width="9.999cm" fo:margin-top="0.199cm" fo:margin-bottom="0.199cm" table:align="center"/>
    </style:style>
    <style:style style:name="Tableau8.A" style:family="table-column">
      <style:table-column-properties style:column-width="9.999cm"/>
    </style:style>
    <style:style style:name="Tableau8.A1" style:family="table-cell">
      <style:table-cell-properties fo:padding="0.097cm" fo:border="1pt solid #000000"/>
    </style:style>
    <style:style style:name="Tableau16" style:family="table">
      <style:table-properties style:width="18.5cm" fo:margin-left="0.499cm" fo:margin-top="0.199cm" fo:margin-bottom="0.199cm" table:align="left"/>
    </style:style>
    <style:style style:name="Tableau16.A" style:family="table-column">
      <style:table-column-properties style:column-width="7.303cm"/>
    </style:style>
    <style:style style:name="Tableau16.B" style:family="table-column">
      <style:table-column-properties style:column-width="11.197cm"/>
    </style:style>
    <style:style style:name="Tableau16.A1" style:family="table-cell">
      <style:table-cell-properties fo:padding="0.097cm" fo:border-left="1pt solid #000000" fo:border-right="none" fo:border-top="1pt solid #000000" fo:border-bottom="1pt solid #000000"/>
    </style:style>
    <style:style style:name="Tableau16.B1" style:family="table-cell">
      <style:table-cell-properties fo:padding="0.097cm" fo:border-left="1pt solid #000000" fo:border-right="none" fo:border-top="none" fo:border-bottom="none"/>
    </style:style>
    <style:style style:name="Tableau9" style:family="table">
      <style:table-properties style:width="18.5cm" fo:margin-left="0.499cm" fo:margin-top="0.199cm" fo:margin-bottom="0.199cm" table:align="left"/>
    </style:style>
    <style:style style:name="Tableau9.A" style:family="table-column">
      <style:table-column-properties style:column-width="10.107cm"/>
    </style:style>
    <style:style style:name="Tableau9.B" style:family="table-column">
      <style:table-column-properties style:column-width="8.393cm"/>
    </style:style>
    <style:style style:name="Tableau9.A1" style:family="table-cell">
      <style:table-cell-properties fo:padding="0.097cm" fo:border-left="1pt solid #000000" fo:border-right="none" fo:border-top="1pt solid #000000" fo:border-bottom="1pt solid #000000"/>
    </style:style>
    <style:style style:name="Tableau9.B1" style:family="table-cell">
      <style:table-cell-properties fo:padding="0.097cm" fo:border-left="1pt solid #000000" fo:border-right="none" fo:border-top="none" fo:border-bottom="none"/>
    </style:style>
    <style:style style:name="Tableau10" style:family="table">
      <style:table-properties style:width="7.301cm" fo:margin-top="0.199cm" fo:margin-bottom="0.199cm" table:align="center"/>
    </style:style>
    <style:style style:name="Tableau10.A" style:family="table-column">
      <style:table-column-properties style:column-width="7.301cm"/>
    </style:style>
    <style:style style:name="Tableau10.A1" style:family="table-cell">
      <style:table-cell-properties fo:padding="0.097cm" fo:border-left="1pt solid #000000" fo:border-right="1pt solid #000000" fo:border-top="1pt solid #000000" fo:border-bottom="none"/>
    </style:style>
    <style:style style:name="Tableau18" style:family="table">
      <style:table-properties style:width="18.5cm" fo:margin-left="0.499cm" fo:margin-top="0.199cm" fo:margin-bottom="0.199cm" table:align="left"/>
    </style:style>
    <style:style style:name="Tableau18.A" style:family="table-column">
      <style:table-column-properties style:column-width="0.968cm"/>
    </style:style>
    <style:style style:name="Tableau18.B" style:family="table-column">
      <style:table-column-properties style:column-width="3.394cm"/>
    </style:style>
    <style:style style:name="Tableau18.C" style:family="table-column">
      <style:table-column-properties style:column-width="14.138cm"/>
    </style:style>
    <style:style style:name="Tableau18.A1" style:family="table-cell">
      <style:table-cell-properties fo:padding="0.097cm" fo:border-left="1pt solid #000000" fo:border-right="none" fo:border-top="1pt solid #000000" fo:border-bottom="1pt solid #000000"/>
    </style:style>
    <style:style style:name="Tableau18.C1" style:family="table-cell">
      <style:table-cell-properties fo:padding="0.097cm" fo:border-left="1pt solid #000000" fo:border-right="none" fo:border-top="none" fo:border-bottom="none"/>
    </style:style>
    <style:style style:name="Tableau19" style:family="table">
      <style:table-properties style:width="18.5cm" fo:margin-left="0.499cm" fo:margin-top="0.199cm" fo:margin-bottom="0.199cm" table:align="left"/>
    </style:style>
    <style:style style:name="Tableau19.A" style:family="table-column">
      <style:table-column-properties style:column-width="4.353cm"/>
    </style:style>
    <style:style style:name="Tableau19.B" style:family="table-column">
      <style:table-column-properties style:column-width="14.146cm"/>
    </style:style>
    <style:style style:name="Tableau19.A1" style:family="table-cell">
      <style:table-cell-properties fo:padding="0.097cm" fo:border="1pt solid #000000"/>
    </style:style>
    <style:style style:name="Tableau19.B1" style:family="table-cell">
      <style:table-cell-properties fo:padding="0.097cm" fo:border="none"/>
    </style:style>
    <style:style style:name="Tableau14" style:family="table">
      <style:table-properties style:width="18.5cm" fo:margin-left="0.499cm" fo:margin-top="0.199cm" fo:margin-bottom="0.199cm" table:align="left"/>
    </style:style>
    <style:style style:name="Tableau14.A" style:family="table-column">
      <style:table-column-properties style:column-width="4.353cm"/>
    </style:style>
    <style:style style:name="Tableau14.B" style:family="table-column">
      <style:table-column-properties style:column-width="14.146cm"/>
    </style:style>
    <style:style style:name="Tableau14.A1" style:family="table-cell">
      <style:table-cell-properties fo:padding="0.097cm" fo:border-left="1pt solid #000000" fo:border-right="none" fo:border-top="1pt solid #000000" fo:border-bottom="1pt solid #000000"/>
    </style:style>
    <style:style style:name="Tableau14.B1" style:family="table-cell">
      <style:table-cell-properties fo:padding="0.097cm" fo:border-left="1pt solid #000000" fo:border-right="none" fo:border-top="none" fo:border-bottom="none"/>
    </style:style>
    <style:style style:name="Tableau2" style:family="table">
      <style:table-properties style:width="18.5cm" fo:margin-left="0.499cm" fo:margin-top="0.199cm" fo:margin-bottom="0.199cm" table:align="left"/>
    </style:style>
    <style:style style:name="Tableau2.A" style:family="table-column">
      <style:table-column-properties style:column-width="4.353cm"/>
    </style:style>
    <style:style style:name="Tableau2.B" style:family="table-column">
      <style:table-column-properties style:column-width="14.146cm"/>
    </style:style>
    <style:style style:name="Tableau2.A1" style:family="table-cell">
      <style:table-cell-properties fo:padding="0.097cm" fo:border="1pt solid #000000"/>
    </style:style>
    <style:style style:name="Tableau2.B1" style:family="table-cell">
      <style:table-cell-properties fo:padding="0.097cm" fo:border="none"/>
    </style:style>
    <style:style style:name="Tableau2.A2" style:family="table-cell">
      <style:table-cell-properties fo:background-color="transparent" fo:padding="0.097cm" fo:border="none">
        <style:background-image/>
      </style:table-cell-properties>
    </style:style>
    <style:style style:name="Tableau20" style:family="table">
      <style:table-properties style:width="18.5cm" fo:margin-left="0.499cm" fo:margin-top="0.199cm" fo:margin-bottom="0.199cm" table:align="left"/>
    </style:style>
    <style:style style:name="Tableau20.A" style:family="table-column">
      <style:table-column-properties style:column-width="4.353cm"/>
    </style:style>
    <style:style style:name="Tableau20.B" style:family="table-column">
      <style:table-column-properties style:column-width="14.146cm"/>
    </style:style>
    <style:style style:name="Tableau20.A1" style:family="table-cell">
      <style:table-cell-properties fo:padding="0.097cm" fo:border-left="1pt solid #000000" fo:border-right="none" fo:border-top="1pt solid #000000" fo:border-bottom="1pt solid #000000"/>
    </style:style>
    <style:style style:name="Tableau20.B1" style:family="table-cell">
      <style:table-cell-properties fo:padding="0.097cm" fo:border-left="1pt solid #000000" fo:border-right="none" fo:border-top="none" fo:border-bottom="none"/>
    </style:style>
    <style:style style:name="Tableau3" style:family="table">
      <style:table-properties style:width="18.5cm" fo:margin-left="0.499cm" fo:margin-top="0.199cm" fo:margin-bottom="0.199cm" table:align="left"/>
    </style:style>
    <style:style style:name="Tableau3.A" style:family="table-column">
      <style:table-column-properties style:column-width="4.353cm"/>
    </style:style>
    <style:style style:name="Tableau3.B" style:family="table-column">
      <style:table-column-properties style:column-width="14.146cm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B1" style:family="table-cell">
      <style:table-cell-properties fo:padding="0.097cm" fo:border-left="1pt solid #000000" fo:border-right="none" fo:border-top="none" fo:border-bottom="none"/>
    </style:style>
    <style:style style:name="Tableau1" style:family="table">
      <style:table-properties style:width="18.5cm" fo:margin-left="0.499cm" fo:margin-top="0.199cm" fo:margin-bottom="0.199cm" table:align="left"/>
    </style:style>
    <style:style style:name="Tableau1.A" style:family="table-column">
      <style:table-column-properties style:column-width="4.353cm"/>
    </style:style>
    <style:style style:name="Tableau1.B" style:family="table-column">
      <style:table-column-properties style:column-width="14.146cm"/>
    </style:style>
    <style:style style:name="Tableau1.A1" style:family="table-cell">
      <style:table-cell-properties fo:padding="0.097cm" fo:border="1pt solid #000000"/>
    </style:style>
    <style:style style:name="Tableau1.B1" style:family="table-cell">
      <style:table-cell-properties fo:padding="0.097cm" fo:border="none"/>
    </style:style>
    <style:style style:name="Tableau11" style:family="table">
      <style:table-properties style:width="18.5cm" fo:margin-left="0.499cm" fo:margin-top="0.199cm" fo:margin-bottom="0.199cm" table:align="left" style:shadow="none" style:writing-mode="lr-tb"/>
    </style:style>
    <style:style style:name="Tableau11.A" style:family="table-column">
      <style:table-column-properties style:column-width="0.653cm"/>
    </style:style>
    <style:style style:name="Tableau11.B" style:family="table-column">
      <style:table-column-properties style:column-width="6.625cm"/>
    </style:style>
    <style:style style:name="Tableau11.C" style:family="table-column">
      <style:table-column-properties style:column-width="11.222cm"/>
    </style:style>
    <style:style style:name="Tableau11.A1" style:family="table-cell">
      <style:table-cell-properties style:vertical-align="middle" fo:background-color="transparent" fo:padding-left="0.049cm" fo:padding-right="0.049cm" fo:padding-top="0cm" fo:padding-bottom="0cm" fo:border-left="1pt solid #000000" fo:border-right="none" fo:border-top="1pt solid #000000" fo:border-bottom="none">
        <style:background-image/>
      </style:table-cell-properties>
    </style:style>
    <style:style style:name="Tableau11.B1" style:family="table-cell">
      <style:table-cell-properties style:vertical-align="middle" fo:background-color="transparent" fo:padding-left="0.049cm" fo:padding-right="0.049cm" fo:padding-top="0cm" fo:padding-bottom="0cm" fo:border-left="none" fo:border-right="1pt solid #000000" fo:border-top="1pt solid #000000" fo:border-bottom="none">
        <style:background-image/>
      </style:table-cell-properties>
    </style:style>
    <style:style style:name="Tableau11.C1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au11.A2" style:family="table-cell">
      <style:table-cell-properties style:vertical-align="middle" fo:background-color="transparent" fo:padding-left="0.049cm" fo:padding-right="0.049cm" fo:padding-top="0cm" fo:padding-bottom="0cm" fo:border-left="1pt solid #000000" fo:border-right="none" fo:border-top="none" fo:border-bottom="none">
        <style:background-image/>
      </style:table-cell-properties>
    </style:style>
    <style:style style:name="Tableau11.B2" style:family="table-cell">
      <style:table-cell-properties style:vertical-align="middle" fo:background-color="transparent" fo:padding-left="0.049cm" fo:padding-right="0.049cm" fo:padding-top="0cm" fo:padding-bottom="0cm" fo:border-left="none" fo:border-right="1pt solid #000000" fo:border-top="none" fo:border-bottom="none">
        <style:background-image/>
      </style:table-cell-properties>
    </style:style>
    <style:style style:name="Tableau11.C2" style:family="table-cell">
      <style:table-cell-properties style:vertical-align="middle" fo:background-color="transparent" fo:padding-left="0.049cm" fo:padding-right="0.049cm" fo:padding-top="0cm" fo:padding-bottom="0cm" fo:border="none">
        <style:background-image/>
      </style:table-cell-properties>
    </style:style>
    <style:style style:name="Tableau11.A16" style:family="table-cell">
      <style:table-cell-properties style:vertical-align="middle" fo:background-color="transparent" fo:padding-left="0.049cm" fo:padding-right="0.049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leau11.B16" style:family="table-cell">
      <style:table-cell-properties style:vertical-align="middle" fo:background-color="transparent" fo:padding-left="0.049cm" fo:padding-right="0.049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paragraph-rsid="002a3808"/>
    </style:style>
    <style:style style:name="P2" style:family="paragraph" style:parent-style-name="Standard">
      <style:text-properties officeooo:paragraph-rsid="00632170"/>
    </style:style>
    <style:style style:name="P3" style:family="paragraph" style:parent-style-name="Standard">
      <style:text-properties officeooo:paragraph-rsid="006c8f9d"/>
    </style:style>
    <style:style style:name="P4" style:family="paragraph" style:parent-style-name="Standard">
      <style:text-properties officeooo:paragraph-rsid="006e5a5f"/>
    </style:style>
    <style:style style:name="P5" style:family="paragraph" style:parent-style-name="Standard">
      <style:paragraph-properties fo:padding="0cm" fo:border="none" style:shadow="none" style:join-border="false">
        <style:tab-stops/>
      </style:paragraph-properties>
      <style:text-properties officeooo:paragraph-rsid="0057ca76"/>
    </style:style>
    <style:style style:name="P6" style:family="paragraph" style:parent-style-name="Standard">
      <style:paragraph-properties fo:padding="0cm" fo:border="none" style:shadow="none" style:join-border="false">
        <style:tab-stops/>
      </style:paragraph-properties>
      <style:text-properties officeooo:paragraph-rsid="002a3808"/>
    </style:style>
    <style:style style:name="P7" style:family="paragraph" style:parent-style-name="Standard">
      <style:paragraph-properties fo:padding="0cm" fo:border="none" style:shadow="none" style:join-border="false">
        <style:tab-stops/>
      </style:paragraph-properties>
      <style:text-properties officeooo:paragraph-rsid="00632170"/>
    </style:style>
    <style:style style:name="P8" style:family="paragraph" style:parent-style-name="Standard">
      <style:paragraph-properties fo:padding="0cm" fo:border="none" style:shadow="none">
        <style:tab-stops/>
      </style:paragraph-properties>
      <style:text-properties officeooo:paragraph-rsid="00632170"/>
    </style:style>
    <style:style style:name="P9" style:family="paragraph" style:parent-style-name="Standard">
      <style:paragraph-properties fo:padding="0cm" fo:border="none" style:shadow="none">
        <style:tab-stops/>
      </style:paragraph-properties>
      <style:text-properties officeooo:paragraph-rsid="006b8557"/>
    </style:style>
    <style:style style:name="P10" style:family="paragraph" style:parent-style-name="Standard">
      <style:paragraph-properties fo:padding="0cm" fo:border="none" style:shadow="none"/>
      <style:text-properties officeooo:paragraph-rsid="002c186d"/>
    </style:style>
    <style:style style:name="P11" style:family="paragraph" style:parent-style-name="Standard">
      <style:paragraph-properties fo:padding="0cm" fo:border="none" style:shadow="none"/>
      <style:text-properties officeooo:paragraph-rsid="00632170"/>
    </style:style>
    <style:style style:name="P12" style:family="paragraph" style:parent-style-name="Standard">
      <style:paragraph-properties fo:padding="0cm" fo:border="none" style:shadow="none"/>
      <style:text-properties officeooo:paragraph-rsid="006c8f9d"/>
    </style:style>
    <style:style style:name="P13" style:family="paragraph" style:parent-style-name="tfTitre_20_Chapitre">
      <style:paragraph-properties fo:padding="0cm" fo:border="none" style:shadow="none">
        <style:tab-stops>
          <style:tab-stop style:position="19.024cm" style:type="right"/>
        </style:tab-stops>
      </style:paragraph-properties>
      <style:text-properties fo:font-size="24pt" style:font-size-asian="24pt" style:font-size-complex="24pt"/>
    </style:style>
    <style:style style:name="P14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Times New Roman" fo:font-size="12pt" fo:font-style="normal" fo:font-weight="normal" officeooo:rsid="00569e5e" officeooo:paragraph-rsid="0057ca76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Times New Roman" fo:font-size="12pt" fo:font-style="normal" fo:font-weight="normal" officeooo:paragraph-rsid="007025cb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Times New Roman" fo:font-size="12pt" fo:font-style="normal" fo:font-weight="normal" officeooo:paragraph-rsid="007025cb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Times New Roman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18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Times New Roman" fo:font-size="12pt" fo:font-style="normal" officeooo:rsid="004641da" officeooo:paragraph-rsid="00632170" style:font-name-asian="Times New Roman2" style:font-size-asian="12pt" style:font-style-asian="normal" style:font-name-complex="Times New Roman2" style:font-size-complex="12pt" style:font-style-complex="normal"/>
    </style:style>
    <style:style style:name="P19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P20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57ca76"/>
    </style:style>
    <style:style style:name="P21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60afbc"/>
    </style:style>
    <style:style style:name="P22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632170"/>
    </style:style>
    <style:style style:name="P23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6c8f9d"/>
    </style:style>
    <style:style style:name="P24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tyle="normal" style:font-style-asian="normal" style:font-style-complex="normal"/>
    </style:style>
    <style:style style:name="P25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tyle="normal" officeooo:paragraph-rsid="0057ca76" style:font-style-asian="normal" style:font-style-complex="normal"/>
    </style:style>
    <style:style style:name="P26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tyle="normal" officeooo:rsid="00569e5e" officeooo:paragraph-rsid="0057ca76" style:font-style-asian="normal" style:font-style-complex="normal"/>
    </style:style>
    <style:style style:name="P27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rsid="0057a3ea" officeooo:paragraph-rsid="0057ca76"/>
    </style:style>
    <style:style style:name="P28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rsid="002dd5ad" officeooo:paragraph-rsid="00632170"/>
    </style:style>
    <style:style style:name="P29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rsid="005cfb34" officeooo:paragraph-rsid="00632170"/>
    </style:style>
    <style:style style:name="P30" style:family="paragraph" style:parent-style-name="Standard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rsid="005cfb34" officeooo:paragraph-rsid="006c8f9d"/>
    </style:style>
    <style:style style:name="P31" style:family="paragraph" style:parent-style-name="Standard">
      <style:paragraph-properties fo:padding="0.049cm" fo:border="none" style:shadow="none" style:join-border="true"/>
      <style:text-properties officeooo:paragraph-rsid="00632170"/>
    </style:style>
    <style:style style:name="P32" style:family="paragraph" style:parent-style-name="Standard">
      <style:paragraph-properties fo:padding="0.049cm" fo:border="none" style:shadow="none" style:join-border="true"/>
      <style:text-properties officeooo:paragraph-rsid="006b8557"/>
    </style:style>
    <style:style style:name="P33" style:family="paragraph" style:parent-style-name="Standard">
      <style:paragraph-properties fo:margin-left="0.501cm" fo:margin-right="0cm" fo:text-align="start" style:justify-single-word="false" fo:text-indent="-0.501cm" style:auto-text-indent="false" style:join-border="false"/>
      <style:text-properties style:font-name="Times New Roman" fo:font-size="12pt" officeooo:paragraph-rsid="007025cb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fo:font-style="normal" officeooo:rsid="002dd5ad" officeooo:paragraph-rsid="00632170" style:font-name-asian="Times New Roman2" style:font-size-asian="12pt" style:font-style-asian="normal" style:font-name-complex="Times New Roman2" style:font-size-complex="12pt" style:font-style-complex="normal"/>
    </style:style>
    <style:style style:name="P35" style:family="paragraph" style:parent-style-name="Table_20_Contents">
      <style:paragraph-properties>
        <style:tab-stops>
          <style:tab-stop style:position="0.499cm"/>
        </style:tab-stops>
      </style:paragraph-properties>
      <style:text-properties style:font-name="Times New Roman" fo:font-size="12pt" fo:font-style="normal" officeooo:rsid="002dd5ad" officeooo:paragraph-rsid="00632170" style:font-name-asian="Times New Roman2" style:font-size-asian="12pt" style:font-style-asian="normal" style:font-name-complex="Times New Roman2" style:font-size-complex="12pt" style:font-style-complex="normal"/>
    </style:style>
    <style:style style:name="P36" style:family="paragraph" style:parent-style-name="Table_20_Contents">
      <style:paragraph-properties>
        <style:tab-stops>
          <style:tab-stop style:position="0.499cm"/>
        </style:tab-stops>
      </style:paragraph-properties>
      <style:text-properties officeooo:rsid="002dd5ad" officeooo:paragraph-rsid="00632170"/>
    </style:style>
    <style:style style:name="P37" style:family="paragraph" style:parent-style-name="Table_20_Contents">
      <style:paragraph-properties>
        <style:tab-stops>
          <style:tab-stop style:position="0.499cm"/>
          <style:tab-stop style:position="1cm"/>
        </style:tab-stops>
      </style:paragraph-properties>
      <style:text-properties officeooo:rsid="002dd5ad" officeooo:paragraph-rsid="00632170"/>
    </style:style>
    <style:style style:name="P38" style:family="paragraph" style:parent-style-name="Table_20_Contents">
      <style:paragraph-properties>
        <style:tab-stops>
          <style:tab-stop style:position="0.499cm"/>
        </style:tab-stops>
      </style:paragraph-properties>
      <style:text-properties officeooo:paragraph-rsid="00632170"/>
    </style:style>
    <style:style style:name="P39" style:family="paragraph" style:parent-style-name="Table_20_Contents">
      <style:paragraph-properties>
        <style:tab-stops>
          <style:tab-stop style:position="0.499cm"/>
          <style:tab-stop style:position="1cm"/>
        </style:tab-stops>
      </style:paragraph-properties>
      <style:text-properties fo:font-style="normal" officeooo:rsid="003177c5" officeooo:paragraph-rsid="00632170" style:font-style-asian="normal" style:font-style-complex="normal"/>
    </style:style>
    <style:style style:name="P40" style:family="paragraph" style:parent-style-name="Table_20_Contents">
      <style:paragraph-properties fo:margin-top="0.049cm" fo:margin-bottom="0cm" loext:contextual-spacing="false" fo:text-align="center" style:justify-single-word="false"/>
      <style:text-properties style:font-name="Times New Roman" fo:font-size="12pt" fo:font-style="normal" officeooo:rsid="002dd5ad" officeooo:paragraph-rsid="00632170" style:font-name-asian="Times New Roman2" style:font-size-asian="12pt" style:font-style-asian="normal" style:font-name-complex="Times New Roman2" style:font-size-complex="12pt" style:font-style-complex="normal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>
        <style:tab-stops>
          <style:tab-stop style:position="0.499cm"/>
          <style:tab-stop style:position="1cm"/>
        </style:tab-stops>
      </style:paragraph-properties>
      <style:text-properties style:font-name="Times New Roman" fo:font-size="12pt" fo:font-style="normal" officeooo:rsid="002dd5ad" officeooo:paragraph-rsid="00632170" style:font-name-asian="Times New Roman2" style:font-size-asian="12pt" style:font-style-asian="normal" style:font-name-complex="Times New Roman2" style:font-size-complex="12pt" style:font-style-complex="normal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>
        <style:tab-stops>
          <style:tab-stop style:position="0.499cm"/>
          <style:tab-stop style:position="1cm"/>
        </style:tab-stops>
      </style:paragraph-properties>
      <style:text-properties fo:font-style="normal" officeooo:rsid="00660dae" officeooo:paragraph-rsid="00632170" style:font-style-asian="normal" style:font-style-complex="normal"/>
    </style:style>
    <style:style style:name="P43" style:family="paragraph" style:parent-style-name="Standard" style:list-style-name="Exos"/>
    <style:style style:name="P44" style:family="paragraph" style:parent-style-name="Standard" style:list-style-name="Exos">
      <style:text-properties officeooo:paragraph-rsid="00632170"/>
    </style:style>
    <style:style style:name="P45" style:family="paragraph" style:parent-style-name="Standard" style:list-style-name="Exos">
      <style:text-properties officeooo:paragraph-rsid="006c8f9d"/>
    </style:style>
    <style:style style:name="P46" style:family="paragraph" style:parent-style-name="Standard" style:list-style-name="Exos">
      <style:text-properties officeooo:paragraph-rsid="0068ec0b"/>
    </style:style>
    <style:style style:name="P47" style:family="paragraph" style:parent-style-name="Standard" style:list-style-name="Exos">
      <style:text-properties officeooo:rsid="0060273a" officeooo:paragraph-rsid="0060273a"/>
    </style:style>
    <style:style style:name="P48" style:family="paragraph" style:parent-style-name="Standard" style:list-style-name="Exos">
      <style:text-properties officeooo:rsid="0060273a" officeooo:paragraph-rsid="00643df4"/>
    </style:style>
    <style:style style:name="P49" style:family="paragraph" style:parent-style-name="Standard" style:list-style-name="Exos">
      <style:text-properties officeooo:rsid="0057ca76" officeooo:paragraph-rsid="0057ca76"/>
    </style:style>
    <style:style style:name="P50" style:family="paragraph" style:parent-style-name="Standard" style:list-style-name="Exos">
      <style:paragraph-properties>
        <style:tab-stops>
          <style:tab-stop style:position="0.499cm"/>
        </style:tab-stops>
      </style:paragraph-properties>
      <style:text-properties officeooo:rsid="002dd5ad" officeooo:paragraph-rsid="00643df4"/>
    </style:style>
    <style:style style:name="P51" style:family="paragraph" style:parent-style-name="Standard" style:list-style-name="Exos">
      <style:text-properties style:use-window-font-color="true" officeooo:paragraph-rsid="00632170"/>
    </style:style>
    <style:style style:name="P52" style:family="paragraph" style:parent-style-name="Standard" style:list-style-name="Exos">
      <style:text-properties style:use-window-font-color="true" officeooo:paragraph-rsid="00666ca6"/>
    </style:style>
    <style:style style:name="P53" style:family="paragraph" style:parent-style-name="Standard" style:list-style-name="Exos">
      <style:text-properties style:use-window-font-color="true" officeooo:rsid="002dd5ad" officeooo:paragraph-rsid="00632170"/>
    </style:style>
    <style:style style:name="P54" style:family="paragraph" style:parent-style-name="Standard" style:list-style-name="Exos">
      <style:text-properties style:use-window-font-color="true" officeooo:rsid="002dd5ad" officeooo:paragraph-rsid="00655f79"/>
    </style:style>
    <style:style style:name="P55" style:family="paragraph" style:parent-style-name="Standard" style:list-style-name="Exos">
      <style:text-properties style:use-window-font-color="true" officeooo:rsid="002dd5ad" officeooo:paragraph-rsid="00681b65"/>
    </style:style>
    <style:style style:name="P56" style:family="paragraph" style:parent-style-name="Standard" style:list-style-name="Exos">
      <style:text-properties style:use-window-font-color="true" style:font-name="Times New Roman" fo:font-size="12pt" fo:font-style="normal" officeooo:rsid="0067c766" officeooo:paragraph-rsid="00632170" style:font-name-asian="Times New Roman2" style:font-size-asian="12pt" style:font-style-asian="normal" style:font-name-complex="Times New Roman2" style:font-size-complex="12pt" style:font-style-complex="normal"/>
    </style:style>
    <style:style style:name="P57" style:family="paragraph" style:parent-style-name="Standard" style:list-style-name="Exos">
      <style:text-properties officeooo:rsid="005e2dcb" officeooo:paragraph-rsid="006c8f9d"/>
    </style:style>
    <style:style style:name="P58" style:family="paragraph" style:parent-style-name="Standard" style:list-style-name="Exos">
      <style:text-properties officeooo:rsid="005e2dcb" officeooo:paragraph-rsid="00632170"/>
    </style:style>
    <style:style style:name="P59" style:family="paragraph" style:parent-style-name="Standard" style:list-style-name="Exos">
      <style:text-properties officeooo:rsid="0068ec0b" officeooo:paragraph-rsid="0068ec0b"/>
    </style:style>
    <style:style style:name="P60" style:family="paragraph" style:parent-style-name="Standard" style:list-style-name="Exos">
      <style:paragraph-properties fo:text-align="start" style:justify-single-word="false" style:join-border="false"/>
      <style:text-properties style:font-name="Times New Roman" fo:font-size="12pt" officeooo:paragraph-rsid="00720e6f" style:font-size-asian="12pt" style:font-size-complex="12pt"/>
    </style:style>
    <style:style style:name="P61" style:family="paragraph" style:parent-style-name="Standard" style:list-style-name="Exos">
      <style:paragraph-properties fo:text-align="start" style:justify-single-word="false" style:join-border="false"/>
      <style:text-properties style:font-name="Times New Roman" fo:font-size="12pt" officeooo:paragraph-rsid="0070d316" style:font-size-asian="12pt" style:font-size-complex="12pt"/>
    </style:style>
    <style:style style:name="P62" style:family="paragraph" style:parent-style-name="Standard" style:list-style-name="Exos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rsid="0057ca76" officeooo:paragraph-rsid="0057ca76"/>
    </style:style>
    <style:style style:name="P63" style:family="paragraph" style:parent-style-name="Standard" style:list-style-name="Exos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336fad"/>
    </style:style>
    <style:style style:name="P64" style:family="paragraph" style:parent-style-name="Standard" style:list-style-name="Exos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632170"/>
    </style:style>
    <style:style style:name="P65" style:family="paragraph" style:parent-style-name="Standard" style:list-style-name="Exos">
      <style:paragraph-properties fo:text-align="start" style:justify-single-word="false" style:shadow="none" style:text-autospace="none" style:join-border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officeooo:paragraph-rsid="00720e6f"/>
    </style:style>
    <style:style style:name="P66" style:family="paragraph" style:parent-style-name="Standard" style:list-style-name="Exos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use-window-font-color="true" fo:font-style="normal" officeooo:rsid="002dd5ad" officeooo:paragraph-rsid="006c8f9d" style:font-style-asian="normal" style:font-style-complex="normal"/>
    </style:style>
    <style:style style:name="P67" style:family="paragraph" style:parent-style-name="Standard" style:list-style-name="Exos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use-window-font-color="true" fo:font-style="normal" officeooo:rsid="002dd5ad" officeooo:paragraph-rsid="00681b65" style:font-style-asian="normal" style:font-style-complex="normal"/>
    </style:style>
    <style:style style:name="P68" style:family="paragraph" style:parent-style-name="Standard" style:list-style-name="Exos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tyle="normal" officeooo:rsid="0062bd47" officeooo:paragraph-rsid="006c8f9d" style:font-style-asian="normal" style:font-style-complex="normal"/>
    </style:style>
    <style:style style:name="P69" style:family="paragraph" style:parent-style-name="Standard" style:list-style-name="Exos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tyle="normal" officeooo:rsid="0062bd47" officeooo:paragraph-rsid="00632170" style:font-style-asian="normal" style:font-style-complex="normal"/>
    </style:style>
    <style:style style:name="P70" style:family="paragraph" style:parent-style-name="Standard" style:list-style-name="Exos">
      <style:paragraph-properties fo:text-align="start" style:justify-single-word="false" style:shadow="none" style:text-autospace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tyle="normal" officeooo:paragraph-rsid="00632170" style:font-style-asian="normal" style:font-style-complex="normal"/>
    </style:style>
    <style:style style:name="P71" style:family="paragraph" style:parent-style-name="Standard">
      <style:paragraph-properties fo:text-align="start" style:justify-single-word="fals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Times New Roman" fo:font-size="12pt" fo:font-style="normal" fo:font-weight="normal" officeooo:paragraph-rsid="007025cb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2" style:family="paragraph" style:parent-style-name="Standard" style:list-style-name="Exos">
      <style:paragraph-properties fo:padding="0cm" fo:border="none" style:shadow="none" style:join-border="false"/>
      <style:text-properties officeooo:rsid="005bbe5f" officeooo:paragraph-rsid="005bbe5f"/>
    </style:style>
    <style:style style:name="P73" style:family="paragraph" style:parent-style-name="Standard" style:list-style-name="Exos">
      <style:paragraph-properties fo:padding="0cm" fo:border="none" style:shadow="none" style:join-border="false"/>
      <style:text-properties officeooo:paragraph-rsid="005bbe5f"/>
    </style:style>
    <style:style style:name="P74" style:family="paragraph" style:parent-style-name="Standard" style:list-style-name="Exos">
      <style:paragraph-properties fo:padding="0cm" fo:border="none" style:shadow="none" style:join-border="false">
        <style:tab-stops/>
      </style:paragraph-properties>
      <style:text-properties officeooo:paragraph-rsid="00632170"/>
    </style:style>
    <style:style style:name="P75" style:family="paragraph" style:parent-style-name="Standard" style:list-style-name="Exos">
      <style:paragraph-properties fo:padding="0cm" fo:border="none" style:shadow="none">
        <style:tab-stops/>
      </style:paragraph-properties>
      <style:text-properties officeooo:paragraph-rsid="006e5a5f"/>
    </style:style>
    <style:style style:name="P76" style:family="paragraph" style:parent-style-name="Standard" style:list-style-name="Exos">
      <style:paragraph-properties fo:padding="0cm" fo:border="none" style:shadow="none">
        <style:tab-stops/>
      </style:paragraph-properties>
      <style:text-properties officeooo:paragraph-rsid="00720e6f"/>
    </style:style>
    <style:style style:name="P77" style:family="paragraph" style:parent-style-name="Standard" style:list-style-name="Exos">
      <style:paragraph-properties fo:padding="0cm" fo:border-left="none" fo:border-right="none" fo:border-top="0.99pt solid #000000" fo:border-bottom="none" style:shadow="none"/>
      <style:text-properties officeooo:paragraph-rsid="006c8f9d"/>
    </style:style>
    <style:style style:name="P78" style:family="paragraph" style:parent-style-name="Standard" style:list-style-name="Exos">
      <style:paragraph-properties fo:padding="0cm" fo:border-left="none" fo:border-right="none" fo:border-top="0.99pt solid #000000" fo:border-bottom="none" style:shadow="none"/>
      <style:text-properties officeooo:paragraph-rsid="006e5a5f"/>
    </style:style>
    <style:style style:name="P79" style:family="paragraph" style:parent-style-name="Standard">
      <style:paragraph-properties fo:margin-left="0.501cm" fo:margin-right="0cm" fo:text-align="start" style:justify-single-word="false" fo:text-indent="-0.501cm" style:auto-text-indent="false" style:join-border="false"/>
      <style:text-properties style:font-name="Times New Roman" fo:font-size="12pt" officeooo:paragraph-rsid="007025cb" style:font-size-asian="12pt" style:font-size-complex="12pt"/>
    </style:style>
    <style:style style:name="P80" style:family="paragraph" style:parent-style-name="Standard">
      <style:paragraph-properties fo:margin-left="0.501cm" fo:margin-right="0cm" fo:text-align="start" style:justify-single-word="false" fo:text-indent="-0.501cm" style:auto-text-indent="false" style:join-border="false"/>
      <style:text-properties style:font-name="Times New Roman" fo:font-size="12pt" officeooo:paragraph-rsid="0070d316" style:font-size-asian="12pt" style:font-size-complex="12pt"/>
    </style:style>
    <style:style style:name="P81" style:family="paragraph" style:parent-style-name="Standard">
      <style:paragraph-properties fo:margin-left="0.501cm" fo:margin-right="0cm" fo:text-align="start" style:justify-single-word="false" fo:text-indent="-0.501cm" style:auto-text-indent="false" style:shadow="none" style:join-border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Times New Roman" fo:font-size="12pt" fo:font-style="normal" fo:font-weight="normal" officeooo:paragraph-rsid="0070d316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2" style:family="paragraph" style:parent-style-name="Exo" style:list-style-name="Exos"/>
    <style:style style:name="P83" style:family="paragraph" style:parent-style-name="Exo" style:list-style-name="Exos">
      <style:text-properties officeooo:paragraph-rsid="006b8557"/>
    </style:style>
    <style:style style:name="P84" style:family="paragraph" style:parent-style-name="Exo" style:list-style-name="Exos">
      <style:text-properties officeooo:paragraph-rsid="006c8f9d"/>
    </style:style>
    <style:style style:name="P8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7a3ea" style:font-style-asian="italic" style:font-style-complex="italic"/>
    </style:style>
    <style:style style:name="T4" style:family="text">
      <style:text-properties fo:font-style="italic" officeooo:rsid="0059dff1" style:font-style-asian="italic" style:font-style-complex="italic"/>
    </style:style>
    <style:style style:name="T5" style:family="text">
      <style:text-properties fo:font-style="italic" officeooo:rsid="005abaa2" style:font-style-asian="italic" style:font-style-complex="italic"/>
    </style:style>
    <style:style style:name="T6" style:family="text">
      <style:text-properties fo:font-style="italic" officeooo:rsid="0060273a" style:font-style-asian="italic" style:font-style-complex="italic"/>
    </style:style>
    <style:style style:name="T7" style:family="text">
      <style:text-properties fo:font-style="italic" officeooo:rsid="0060afbc" style:font-style-asian="italic" style:font-style-complex="italic"/>
    </style:style>
    <style:style style:name="T8" style:family="text">
      <style:text-properties fo:font-style="italic" officeooo:rsid="002dd5ad" style:font-style-asian="italic" style:font-style-complex="italic"/>
    </style:style>
    <style:style style:name="T9" style:family="text">
      <style:text-properties fo:font-style="italic" officeooo:rsid="003177c5" style:font-style-asian="italic" style:font-style-complex="italic"/>
    </style:style>
    <style:style style:name="T10" style:family="text">
      <style:text-properties fo:font-style="italic" officeooo:rsid="0066046e" style:font-style-asian="italic" style:font-style-complex="italic"/>
    </style:style>
    <style:style style:name="T11" style:family="text">
      <style:text-properties fo:font-style="italic" officeooo:rsid="00685b30" style:font-style-asian="italic" style:font-style-complex="italic"/>
    </style:style>
    <style:style style:name="T12" style:family="text">
      <style:text-properties fo:font-style="italic" officeooo:rsid="00660dae" style:font-style-asian="italic" style:font-style-complex="italic"/>
    </style:style>
    <style:style style:name="T13" style:family="text">
      <style:text-properties fo:font-style="italic" officeooo:rsid="00699737" style:font-style-asian="italic" style:font-style-complex="italic"/>
    </style:style>
    <style:style style:name="T14" style:family="text">
      <style:text-properties fo:font-style="italic" officeooo:rsid="004641da" style:font-style-asian="italic" style:font-style-complex="italic"/>
    </style:style>
    <style:style style:name="T15" style:family="text">
      <style:text-properties fo:font-style="italic" officeooo:rsid="00488a2d" style:font-style-asian="italic" style:font-style-complex="italic"/>
    </style:style>
    <style:style style:name="T16" style:family="text">
      <style:text-properties fo:font-style="italic" officeooo:rsid="005cfb34" style:font-style-asian="italic" style:font-style-complex="italic"/>
    </style:style>
    <style:style style:name="T17" style:family="text">
      <style:text-properties fo:font-style="italic" officeooo:rsid="005fd66d" style:font-style-asian="italic" style:font-style-complex="italic"/>
    </style:style>
    <style:style style:name="T18" style:family="text">
      <style:text-properties fo:font-style="italic" officeooo:rsid="00630baa" style:font-style-asian="italic" style:font-style-complex="italic"/>
    </style:style>
    <style:style style:name="T19" style:family="text">
      <style:text-properties fo:font-style="italic" officeooo:rsid="006f1bed" style:font-style-asian="italic" style:font-style-complex="italic"/>
    </style:style>
    <style:style style:name="T20" style:family="text">
      <style:text-properties fo:font-style="italic" officeooo:rsid="005968a0" style:font-style-asian="italic" style:font-style-complex="italic"/>
    </style:style>
    <style:style style:name="T21" style:family="text">
      <style:text-properties fo:font-style="italic" officeooo:rsid="00655f79" style:font-style-asian="italic" style:font-style-complex="italic"/>
    </style:style>
    <style:style style:name="T22" style:family="text">
      <style:text-properties fo:font-style="italic" officeooo:rsid="006c8f9d" style:font-style-asian="italic" style:font-style-complex="italic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5" style:family="text">
      <style:text-properties style:font-name="Times New Roman" fo:font-size="12pt" fo:font-style="italic" fo:font-weight="normal" officeooo:rsid="0057ca76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6" style:family="text">
      <style:text-properties style:font-name="Times New Roman" fo:font-size="12pt" fo:font-style="italic" fo:font-weight="normal" officeooo:rsid="0059dff1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7" style:family="text">
      <style:text-properties style:font-name="Times New Roman" fo:font-size="12pt" fo:font-style="italic" fo:font-weight="normal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28" style:family="text">
      <style:text-properties style:font-name="Times New Roman" fo:font-size="12pt" fo:font-style="italic" fo:font-weight="normal" officeooo:rsid="004641da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29" style:family="text">
      <style:text-properties style:font-name="Times New Roman" fo:font-size="12pt" fo:font-style="italic" fo:font-weight="normal" officeooo:rsid="006e7c36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0" style:family="text">
      <style:text-properties style:font-name="Times New Roman" fo:font-size="12pt" fo:font-style="italic" fo:font-weight="normal" officeooo:rsid="006f1bed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1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32" style:family="text">
      <style:text-properties style:font-name="Times New Roman" fo:font-size="12pt" fo:font-style="italic" officeooo:rsid="0059dff1" style:font-name-asian="Times New Roman" style:font-size-asian="12pt" style:font-style-asian="italic" style:font-name-complex="Times New Roman" style:font-size-complex="12pt" style:font-style-complex="italic"/>
    </style:style>
    <style:style style:name="T33" style:family="text">
      <style:text-properties style:font-name="Times New Roman" fo:font-size="12pt" fo:font-style="italic" officeooo:rsid="004641da" style:font-name-asian="Times New Roman" style:font-size-asian="12pt" style:font-style-asian="italic" style:font-name-complex="Times New Roman" style:font-size-complex="12pt" style:font-style-complex="italic"/>
    </style:style>
    <style:style style:name="T34" style:family="text">
      <style:text-properties style:font-name="Times New Roman" fo:font-size="12pt" fo:font-style="italic" officeooo:rsid="005cfb34" style:font-name-asian="Times New Roman" style:font-size-asian="12pt" style:font-style-asian="italic" style:font-name-complex="Times New Roman" style:font-size-complex="12pt" style:font-style-complex="italic"/>
    </style:style>
    <style:style style:name="T35" style:family="text">
      <style:text-properties style:font-name="Times New Roman" fo:font-size="12pt" fo:font-style="italic" officeooo:rsid="006f1bed" style:font-name-asian="Times New Roman" style:font-size-asian="12pt" style:font-style-asian="italic" style:font-name-complex="Times New Roman" style:font-size-complex="12pt" style:font-style-complex="italic"/>
    </style:style>
    <style:style style:name="T36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T37" style:family="text">
      <style:text-properties style:font-name="Times New Roman" fo:font-size="12pt" fo:font-style="italic" officeooo:rsid="00569e5e" style:font-name-asian="Times New Roman2" style:font-size-asian="12pt" style:font-style-asian="italic" style:font-name-complex="Times New Roman2" style:font-size-complex="12pt" style:font-style-complex="italic"/>
    </style:style>
    <style:style style:name="T38" style:family="text">
      <style:text-properties style:font-name="Times New Roman" fo:font-size="12pt" fo:font-style="italic" officeooo:rsid="002dd5ad" style:font-name-asian="Times New Roman2" style:font-size-asian="12pt" style:font-style-asian="italic" style:font-name-complex="Times New Roman2" style:font-size-complex="12pt" style:font-style-complex="italic"/>
    </style:style>
    <style:style style:name="T39" style:family="text">
      <style:text-properties style:font-name="Times New Roman" fo:font-size="12pt" fo:font-style="italic" officeooo:rsid="00660dae" style:font-name-asian="Times New Roman2" style:font-size-asian="12pt" style:font-style-asian="italic" style:font-name-complex="Times New Roman2" style:font-size-complex="12pt" style:font-style-complex="italic"/>
    </style:style>
    <style:style style:name="T40" style:family="text">
      <style:text-properties style:font-name="Times New Roman" fo:font-size="12pt" fo:font-style="italic" officeooo:rsid="004641da" style:font-name-asian="Times New Roman2" style:font-size-asian="12pt" style:font-style-asian="italic" style:font-name-complex="Times New Roman2" style:font-size-complex="12pt" style:font-style-complex="italic"/>
    </style:style>
    <style:style style:name="T41" style:family="text">
      <style:text-properties style:font-name="Times New Roman" fo:font-size="12pt" fo:font-style="italic" officeooo:rsid="005cfb34" style:font-name-asian="Times New Roman2" style:font-size-asian="12pt" style:font-style-asian="italic" style:font-name-complex="Times New Roman2" style:font-size-complex="12pt" style:font-style-complex="italic"/>
    </style:style>
    <style:style style:name="T42" style:family="text">
      <style:text-properties style:font-name="Times New Roman" fo:font-size="12pt" fo:font-style="italic" officeooo:rsid="006f1bed" style:font-name-asian="Times New Roman2" style:font-size-asian="12pt" style:font-style-asian="italic" style:font-name-complex="Times New Roman2" style:font-size-complex="12pt" style:font-style-complex="italic"/>
    </style:style>
    <style:style style:name="T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" style:family="text">
      <style:text-properties style:font-name="Times New Roman" fo:font-size="12pt" officeooo:rsid="005f2bea" style:font-name-asian="Times New Roman" style:font-size-asian="12pt" style:font-name-complex="Times New Roman" style:font-size-complex="12pt"/>
    </style:style>
    <style:style style:name="T45" style:family="text">
      <style:text-properties style:font-name="Times New Roman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46" style:family="text">
      <style:text-properties style:font-name="Times New Roman" fo:font-size="12pt" fo:font-style="normal" officeooo:rsid="005f2bea" style:font-name-asian="Times New Roman" style:font-size-asian="12pt" style:font-style-asian="normal" style:font-name-complex="Times New Roman" style:font-size-complex="12pt" style:font-style-complex="normal"/>
    </style:style>
    <style:style style:name="T47" style:family="text">
      <style:text-properties style:font-name="Times New Roman" fo:font-size="12pt" fo:font-style="normal" officeooo:rsid="0060273a" style:font-name-asian="Times New Roman" style:font-size-asian="12pt" style:font-style-asian="normal" style:font-name-complex="Times New Roman" style:font-size-complex="12pt" style:font-style-complex="normal"/>
    </style:style>
    <style:style style:name="T48" style:family="text">
      <style:text-properties style:font-name="Times New Roman" fo:font-size="12pt" fo:font-style="normal" officeooo:rsid="0060afbc" style:font-name-asian="Times New Roman" style:font-size-asian="12pt" style:font-style-asian="normal" style:font-name-complex="Times New Roman" style:font-size-complex="12pt" style:font-style-complex="normal"/>
    </style:style>
    <style:style style:name="T49" style:family="text">
      <style:text-properties style:font-name="Times New Roman" fo:font-size="12pt" fo:font-style="normal" officeooo:rsid="00660dae" style:font-name-asian="Times New Roman" style:font-size-asian="12pt" style:font-style-asian="normal" style:font-name-complex="Times New Roman" style:font-size-complex="12pt" style:font-style-complex="normal"/>
    </style:style>
    <style:style style:name="T50" style:family="text">
      <style:text-properties style:font-name="Times New Roman" fo:font-size="12pt" fo:font-style="normal" officeooo:rsid="004641da" style:font-name-asian="Times New Roman" style:font-size-asian="12pt" style:font-style-asian="normal" style:font-name-complex="Times New Roman" style:font-size-complex="12pt" style:font-style-complex="normal"/>
    </style:style>
    <style:style style:name="T51" style:family="text">
      <style:text-properties style:font-name="Times New Roman" fo:font-size="12pt" fo:font-style="normal" officeooo:rsid="005cfb34" style:font-name-asian="Times New Roman" style:font-size-asian="12pt" style:font-style-asian="normal" style:font-name-complex="Times New Roman" style:font-size-complex="12pt" style:font-style-complex="normal"/>
    </style:style>
    <style:style style:name="T52" style:family="text">
      <style:text-properties style:font-name="Times New Roman" fo:font-size="12pt" fo:font-style="normal" style:font-name-asian="Times New Roman2" style:font-size-asian="12pt" style:font-style-asian="normal" style:font-name-complex="Times New Roman2" style:font-size-complex="12pt" style:font-style-complex="normal"/>
    </style:style>
    <style:style style:name="T53" style:family="text">
      <style:text-properties style:font-name="Times New Roman" fo:font-size="12pt" fo:font-style="normal" officeooo:rsid="002dd5ad" style:font-name-asian="Times New Roman2" style:font-size-asian="12pt" style:font-style-asian="normal" style:font-name-complex="Times New Roman2" style:font-size-complex="12pt" style:font-style-complex="normal"/>
    </style:style>
    <style:style style:name="T54" style:family="text">
      <style:text-properties style:font-name="Times New Roman" fo:font-size="12pt" fo:font-style="normal" officeooo:rsid="0056db22" style:font-name-asian="Times New Roman2" style:font-size-asian="12pt" style:font-style-asian="normal" style:font-name-complex="Times New Roman2" style:font-size-complex="12pt" style:font-style-complex="normal"/>
    </style:style>
    <style:style style:name="T55" style:family="text">
      <style:text-properties style:font-name="Times New Roman" fo:font-size="12pt" fo:font-style="normal" officeooo:rsid="003177c5" style:font-name-asian="Times New Roman2" style:font-size-asian="12pt" style:font-style-asian="normal" style:font-name-complex="Times New Roman2" style:font-size-complex="12pt" style:font-style-complex="normal"/>
    </style:style>
    <style:style style:name="T56" style:family="text">
      <style:text-properties style:font-name="Times New Roman" fo:font-size="12pt" fo:font-style="normal" officeooo:rsid="004641da" style:font-name-asian="Times New Roman2" style:font-size-asian="12pt" style:font-style-asian="normal" style:font-name-complex="Times New Roman2" style:font-size-complex="12pt" style:font-style-complex="normal"/>
    </style:style>
    <style:style style:name="T57" style:family="text">
      <style:text-properties style:font-name="Times New Roman" fo:font-size="12pt" fo:font-style="normal" officeooo:rsid="005cfb34" style:font-name-asian="Times New Roman2" style:font-size-asian="12pt" style:font-style-asian="normal" style:font-name-complex="Times New Roman2" style:font-size-complex="12pt" style:font-style-complex="normal"/>
    </style:style>
    <style:style style:name="T58" style:family="text">
      <style:text-properties style:font-name="Times New Roman" fo:font-size="12pt" fo:font-style="normal" officeooo:rsid="006f1bed" style:font-name-asian="Times New Roman2" style:font-size-asian="12pt" style:font-style-asian="normal" style:font-name-complex="Times New Roman2" style:font-size-complex="12pt" style:font-style-complex="normal"/>
    </style:style>
    <style:style style:name="T59" style:family="text">
      <style:text-properties style:font-name="Times New Roman" fo:font-size="12pt" fo:font-style="normal" officeooo:rsid="0060273a" style:font-name-asian="Times New Roman2" style:font-size-asian="12pt" style:font-style-asian="normal" style:font-name-complex="Times New Roman2" style:font-size-complex="12pt" style:font-style-complex="normal"/>
    </style:style>
    <style:style style:name="T60" style:family="text">
      <style:text-properties style:font-name="Times New Roman" fo:font-size="12pt" fo:font-style="normal" officeooo:rsid="00655f79" style:font-name-asian="Times New Roman2" style:font-size-asian="12pt" style:font-style-asian="normal" style:font-name-complex="Times New Roman2" style:font-size-complex="12pt" style:font-style-complex="normal"/>
    </style:style>
    <style:style style:name="T61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2" style:family="text">
      <style:text-properties style:font-name="Times New Roman" fo:font-size="12pt" fo:font-style="normal" fo:font-weight="normal" officeooo:rsid="004641d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3" style:family="text">
      <style:text-properties style:font-name="Times New Roman" fo:font-size="12pt" fo:font-style="normal" fo:font-weight="normal" officeooo:rsid="006e7c36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4" style:family="text">
      <style:text-properties style:font-name="Times New Roman" fo:font-size="12pt" fo:font-style="normal" fo:font-weight="normal" officeooo:rsid="005cfb3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5" style:family="text">
      <style:text-properties style:font-name="Times New Roman" fo:font-size="12pt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66" style:family="text">
      <style:text-properties style:font-name="Times New Roman" fo:font-size="12pt" fo:font-style="normal" fo:font-weight="normal" officeooo:rsid="004641da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67" style:family="text">
      <style:text-properties style:font-name="Times New Roman" fo:font-size="12pt" fo:font-style="normal" fo:font-weight="normal" officeooo:rsid="006e7c36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fo:font-weight="normal" officeooo:rsid="00719c76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69" style:family="text">
      <style:text-properties style:font-name="Times New Roman" fo:font-size="12pt" fo:font-style="normal" fo:font-weight="normal" officeooo:rsid="005cfb3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70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71" style:family="text">
      <style:text-properties style:font-name="Times New Roman" fo:font-size="12pt" officeooo:rsid="002dd5ad" style:font-name-asian="Times New Roman2" style:font-size-asian="12pt" style:font-name-complex="Times New Roman2" style:font-size-complex="12pt"/>
    </style:style>
    <style:style style:name="T72" style:family="text">
      <style:text-properties style:font-name="Times New Roman" fo:font-size="12pt" officeooo:rsid="00660dae" style:font-name-asian="Times New Roman2" style:font-size-asian="12pt" style:font-name-complex="Times New Roman2" style:font-size-complex="12pt"/>
    </style:style>
    <style:style style:name="T73" style:family="text">
      <style:text-properties style:font-name="Times New Roman" fo:font-size="12pt" officeooo:rsid="0060273a" style:font-name-asian="Times New Roman2" style:font-size-asian="12pt" style:font-name-complex="Times New Roman2" style:font-size-complex="12pt"/>
    </style:style>
    <style:style style:name="T74" style:family="text">
      <style:text-properties style:font-name="Times New Roman" fo:font-size="12pt" officeooo:rsid="00655f79" style:font-name-asian="Times New Roman2" style:font-size-asian="12pt" style:font-name-complex="Times New Roman2" style:font-size-complex="12pt"/>
    </style:style>
    <style:style style:name="T75" style:family="text">
      <style:text-properties style:font-name="Times New Roman" fo:font-style="italic" style:font-style-asian="italic" style:font-style-complex="italic"/>
    </style:style>
    <style:style style:name="T76" style:family="text">
      <style:text-properties style:font-name="Times New Roman" officeooo:rsid="004641da"/>
    </style:style>
    <style:style style:name="T77" style:family="text">
      <style:text-properties style:font-name="OpenSymbol1"/>
    </style:style>
    <style:style style:name="T78" style:family="text">
      <style:text-properties style:font-name="OpenSymbol1" officeooo:rsid="00569e5e"/>
    </style:style>
    <style:style style:name="T79" style:family="text">
      <style:text-properties style:font-name="OpenSymbol1" officeooo:rsid="0057a3ea"/>
    </style:style>
    <style:style style:name="T80" style:family="text">
      <style:text-properties style:font-name="OpenSymbol1" officeooo:rsid="0060afbc"/>
    </style:style>
    <style:style style:name="T81" style:family="text">
      <style:text-properties style:font-name="OpenSymbol3" fo:font-size="12pt" style:font-name-asian="Times New Roman" style:font-size-asian="12pt" style:font-name-complex="Times New Roman" style:font-size-complex="12pt"/>
    </style:style>
    <style:style style:name="T82" style:family="text">
      <style:text-properties style:font-name="OpenSymbol3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83" style:family="text">
      <style:text-properties style:font-name="OpenSymbol3" fo:font-size="12pt" fo:font-style="normal" officeooo:rsid="002dd5ad" style:font-name-asian="Times New Roman2" style:font-size-asian="12pt" style:font-style-asian="normal" style:font-name-complex="Times New Roman2" style:font-size-complex="12pt" style:font-style-complex="normal"/>
    </style:style>
    <style:style style:name="T84" style:family="text">
      <style:text-properties style:font-name="OpenSymbol3" fo:font-size="12pt" officeooo:rsid="00660dae" style:font-name-asian="Times New Roman2" style:font-size-asian="12pt" style:font-name-complex="Times New Roman2" style:font-size-complex="12pt"/>
    </style:style>
    <style:style style:name="T8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60afbc" style:font-style-asian="normal" style:font-style-complex="normal"/>
    </style:style>
    <style:style style:name="T88" style:family="text">
      <style:text-properties fo:font-style="normal" officeooo:rsid="004641da" style:font-style-asian="normal" style:font-style-complex="normal"/>
    </style:style>
    <style:style style:name="T89" style:family="text">
      <style:text-properties officeooo:rsid="001a1128"/>
    </style:style>
    <style:style style:name="T90" style:family="text">
      <style:text-properties officeooo:rsid="00336fad"/>
    </style:style>
    <style:style style:name="T91" style:family="text">
      <style:text-properties officeooo:rsid="0043eaa6"/>
    </style:style>
    <style:style style:name="T92" style:family="text">
      <style:text-properties officeooo:rsid="00541948"/>
    </style:style>
    <style:style style:name="T93" style:family="text">
      <style:text-properties officeooo:rsid="00569e5e"/>
    </style:style>
    <style:style style:name="T94" style:family="text">
      <style:text-properties officeooo:rsid="0057ca76"/>
    </style:style>
    <style:style style:name="T95" style:family="text">
      <style:text-properties officeooo:rsid="0059dff1"/>
    </style:style>
    <style:style style:name="T96" style:family="text">
      <style:text-properties officeooo:rsid="005d9a3f"/>
    </style:style>
    <style:style style:name="T97" style:family="text">
      <style:text-properties officeooo:rsid="0060273a"/>
    </style:style>
    <style:style style:name="T98" style:family="text">
      <style:text-properties officeooo:rsid="0060afbc"/>
    </style:style>
    <style:style style:name="T99" style:family="text">
      <style:text-properties officeooo:rsid="005968a0"/>
    </style:style>
    <style:style style:name="T100" style:family="text">
      <style:text-properties officeooo:rsid="002dd5ad"/>
    </style:style>
    <style:style style:name="T101" style:family="text">
      <style:text-properties style:use-window-font-color="true" fo:font-style="italic" officeooo:rsid="00660dae" style:font-style-asian="italic" style:font-style-complex="italic"/>
    </style:style>
    <style:style style:name="T102" style:family="text">
      <style:text-properties style:use-window-font-color="true" fo:font-style="italic" officeooo:rsid="00655f79" style:font-style-asian="italic" style:font-style-complex="italic"/>
    </style:style>
    <style:style style:name="T103" style:family="text">
      <style:text-properties style:use-window-font-color="true" officeooo:rsid="003d7d82"/>
    </style:style>
    <style:style style:name="T104" style:family="text">
      <style:text-properties style:use-window-font-color="true" officeooo:rsid="00660dae"/>
    </style:style>
    <style:style style:name="T105" style:family="text">
      <style:text-properties style:use-window-font-color="true" officeooo:rsid="00685b30"/>
    </style:style>
    <style:style style:name="T106" style:family="text">
      <style:text-properties style:use-window-font-color="true" officeooo:rsid="002dd5ad"/>
    </style:style>
    <style:style style:name="T107" style:family="text">
      <style:text-properties style:use-window-font-color="true" style:font-name="Times New Roman" fo:font-size="12pt" fo:font-style="normal" officeooo:rsid="0060273a" style:font-name-asian="Times New Roman2" style:font-size-asian="12pt" style:font-style-asian="normal" style:font-name-complex="Times New Roman2" style:font-size-complex="12pt" style:font-style-complex="normal"/>
    </style:style>
    <style:style style:name="T108" style:family="text">
      <style:text-properties style:use-window-font-color="true" style:font-name="Times New Roman" fo:font-size="12pt" fo:font-style="normal" officeooo:rsid="00655f79" style:font-name-asian="Times New Roman2" style:font-size-asian="12pt" style:font-style-asian="normal" style:font-name-complex="Times New Roman2" style:font-size-complex="12pt" style:font-style-complex="normal"/>
    </style:style>
    <style:style style:name="T109" style:family="text">
      <style:text-properties officeooo:rsid="0066046e"/>
    </style:style>
    <style:style style:name="T110" style:family="text">
      <style:text-properties officeooo:rsid="00441d1f"/>
    </style:style>
    <style:style style:name="T111" style:family="text">
      <style:text-properties officeooo:rsid="003177c5"/>
    </style:style>
    <style:style style:name="T112" style:family="text">
      <style:text-properties officeooo:rsid="0045e94d"/>
    </style:style>
    <style:style style:name="T113" style:family="text">
      <style:text-properties officeooo:rsid="001d93b3"/>
    </style:style>
    <style:style style:name="T114" style:family="text">
      <style:text-properties officeooo:rsid="00685b30"/>
    </style:style>
    <style:style style:name="T115" style:family="text">
      <style:text-properties officeooo:rsid="00660dae"/>
    </style:style>
    <style:style style:name="T116" style:family="text">
      <style:text-properties officeooo:rsid="00699737"/>
    </style:style>
    <style:style style:name="T117" style:family="text">
      <style:text-properties style:text-position="super 58%"/>
    </style:style>
    <style:style style:name="T118" style:family="text">
      <style:text-properties style:text-position="super 58%" style:font-name="Times New Roman" fo:font-size="12pt" fo:font-style="normal" officeooo:rsid="004641da" style:font-name-asian="Times New Roman2" style:font-size-asian="12pt" style:font-style-asian="normal" style:font-name-complex="Times New Roman2" style:font-size-complex="12pt" style:font-style-complex="normal"/>
    </style:style>
    <style:style style:name="T119" style:family="text">
      <style:text-properties style:text-position="0% 100%"/>
    </style:style>
    <style:style style:name="T120" style:family="text">
      <style:text-properties style:text-position="0% 100%" style:font-name="Times New Roman" fo:font-size="12pt" fo:font-style="normal" officeooo:rsid="004641da" style:font-name-asian="Times New Roman2" style:font-size-asian="12pt" style:font-style-asian="normal" style:font-name-complex="Times New Roman2" style:font-size-complex="12pt" style:font-style-complex="normal"/>
    </style:style>
    <style:style style:name="T121" style:family="text">
      <style:text-properties officeooo:rsid="004641da"/>
    </style:style>
    <style:style style:name="T122" style:family="text">
      <style:text-properties officeooo:rsid="00488a2d"/>
    </style:style>
    <style:style style:name="T123" style:family="text">
      <style:text-properties officeooo:rsid="005cfb34"/>
    </style:style>
    <style:style style:name="T124" style:family="text">
      <style:text-properties style:font-name="OpenSymbol2" officeooo:rsid="005cfb34" style:font-name-asian="OpenSymbol2" style:font-name-complex="OpenSymbol2"/>
    </style:style>
    <style:style style:name="T125" style:family="text">
      <style:text-properties officeooo:rsid="005fd66d"/>
    </style:style>
    <style:style style:name="T126" style:family="text">
      <style:text-properties officeooo:rsid="005e2dcb"/>
    </style:style>
    <style:style style:name="T127" style:family="text">
      <style:text-properties officeooo:rsid="00630baa"/>
    </style:style>
    <style:style style:name="T128" style:family="text">
      <style:text-properties officeooo:rsid="006f1bed"/>
    </style:style>
    <style:style style:name="T129" style:family="text">
      <style:text-properties officeooo:rsid="00632170"/>
    </style:style>
    <style:style style:name="T130" style:family="text">
      <style:text-properties officeooo:rsid="00655f79"/>
    </style:style>
    <style:style style:name="T131" style:family="text">
      <style:text-properties style:font-name="Times New Roman2" officeooo:rsid="002dd5ad"/>
    </style:style>
    <style:style style:name="T132" style:family="text">
      <style:text-properties style:font-name="Times New Roman2" officeooo:rsid="0066046e"/>
    </style:style>
    <style:style style:name="T133" style:family="text">
      <style:text-properties officeooo:rsid="0068ec0b"/>
    </style:style>
    <style:style style:name="T134" style:family="text">
      <style:text-properties officeooo:rsid="006b8557"/>
    </style:style>
    <style:style style:name="T135" style:family="text">
      <style:text-properties officeooo:rsid="006c8f9d"/>
    </style:style>
    <style:style style:name="T136" style:family="text">
      <style:text-properties officeooo:rsid="006e5a5f"/>
    </style:style>
    <style:style style:name="T137" style:family="text">
      <style:text-properties officeooo:rsid="001f449a"/>
    </style:style>
    <style:style style:name="T138" style:family="text">
      <style:text-properties officeooo:rsid="0060273a" style:font-name-asian="Times New Roman2" style:font-name-complex="Times New Roman2"/>
    </style:style>
    <style:style style:name="T139" style:family="text">
      <style:text-properties officeooo:rsid="00655f79" style:font-name-asian="Times New Roman2" style:font-name-complex="Times New Roman2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ercices d'Algorithmique<text:tab/><text:span text:style-name="T96">15.2</text:span></text:p>
      <text:p text:style-name="Standard"/>
      <text:p text:style-name="Standard"/>
      <text:list xml:id="list1988593922" text:style-name="Exos">
        <text:list-item>
          <text:p text:style-name="P82">On lance une fléchette sur une cible électronique qui détecte les coordonnées (<text:span text:style-name="T2">x</text:span> ; <text:span text:style-name="T2">y</text:span>) du point d'impact <text:span text:style-name="T2">F</text:span> de la fléchette dans un repère orthonormal <draw:frame draw:style-name="fr1" draw:name="Objet3" text:anchor-type="as-char" svg:y="-0.42cm" svg:width="1.792cm" svg:height="0.527cm" draw:z-index="1"><draw:object xlink:href="./Object 3" xlink:type="simple" xlink:show="embed" xlink:actuate="onLoad"/><draw:image xlink:href="./ObjectReplacements/Object 3" xlink:type="simple" xlink:show="embed" xlink:actuate="onLoad"/></draw:frame><text:s/>gradué en cm. On s'intéresse à l’algorithme suivant :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9"><text:span text:style-name="T61">Lire </text:span><text:span text:style-name="T24">x</text:span><text:span text:style-name="T45"> et </text:span><text:span text:style-name="T31">y</text:span></text:p>
            <text:p text:style-name="P17"><draw:frame draw:style-name="fr1" draw:name="Objet2" text:anchor-type="as-char" svg:y="-0.48cm" svg:width="2.215cm" svg:height="0.572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9"><text:span text:style-name="T23">Si </text:span><text:span text:style-name="T75">d</text:span><text:span text:style-name="T23"> &lt; 10</text:span></text:p>
            <text:p text:style-name="P19"><text:tab/><text:span text:style-name="T45">Afficher « </text:span><text:span text:style-name="T46">Bravo</text:span><text:span text:style-name="T45"> »</text:span></text:p>
            <text:p text:style-name="P19">Sinon <text:span text:style-name="T97">s</text:span><text:span text:style-name="T86">i </text:span><text:span text:style-name="T2">d</text:span><text:span text:style-name="T86"> = 10</text:span></text:p>
            <text:p text:style-name="P24"><text:tab/><text:span text:style-name="T43">Afficher « </text:span><text:span text:style-name="T44">L</text:span><text:span text:style-name="T43">imite »</text:span></text:p>
            <text:p text:style-name="P17">Sinon</text:p>
            <text:p text:style-name="P24"><text:tab/><text:span text:style-name="T43">Afficher « </text:span><text:span text:style-name="T44">R</text:span><text:span text:style-name="T43">até »</text:span></text:p>
            <text:p text:style-name="P19">FinSi</text:p>
          </table:table-cell>
        </table:table-row>
      </table:table>
      <text:list xml:id="list90949655015812" text:continue-list="list1988593922" text:style-name="Exos">
        <text:list-item>
          <text:list>
            <text:list-item text:start-value="1">
              <text:p text:style-name="P47">Traduire cet algorithme en langage Python et le tester.</text:p>
            </text:list-item>
            <text:list-item>
              <text:p text:style-name="P43">Qu'affiche l'algorithme dans les cas suivants : a) <text:span text:style-name="T2">x</text:span> = 4 ; <text:span text:style-name="T2">y</text:span> = 3<text:tab/>b) <text:span text:style-name="T2">x</text:span> = 10 ; <text:span text:style-name="T2">y</text:span> = 0<text:tab/>c) <text:span text:style-name="T2">x</text:span> = 9 ; <text:span text:style-name="T2">y</text:span> = 6</text:p>
            </text:list-item>
            <text:list-item>
              <text:p text:style-name="P43">La variable <text:span text:style-name="T2">d</text:span> désigne la distance entre deux points : Lesquels ?</text:p>
            </text:list-item>
            <text:list-item>
              <text:p text:style-name="P43">De quelle forme est la cible et quelles sont ses dimensions ?</text:p>
            </text:list-item>
          </text:list>
        </text:list-item>
      </text:list>
      <text:p text:style-name="Standard"/>
      <text:p text:style-name="Standard"/>
      <text:list xml:id="list90950621513072" text:continue-numbering="true" text:style-name="Exos">
        <text:list-item>
          <text:p text:style-name="P82"><text:span text:style-name="T94">On donne l'</text:span>algorithme <text:span text:style-name="T93">ci-dessous ?</text:span></text:p>
        </text:list-item>
      </text:list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4">Afficher « Entrez 3 nombres distincts »</text:p>
            <text:p text:style-name="P20"><text:span text:style-name="T61">Lire </text:span><text:span text:style-name="T26">x</text:span><text:span text:style-name="T45">, </text:span><text:span text:style-name="T32">y</text:span><text:span text:style-name="T45"> et </text:span><text:span text:style-name="T32">z</text:span></text:p>
            <text:p text:style-name="P20">Si <text:span text:style-name="T4">x</text:span> <text:span text:style-name="T78">&lt;</text:span> <text:span text:style-name="T95">y</text:span></text:p>
            <text:p text:style-name="P20"><text:tab/><text:span text:style-name="T4">x</text:span><text:span text:style-name="T45"> </text:span><text:span text:style-name="T52">→ </text:span><text:span text:style-name="T37">m</text:span></text:p>
            <text:p text:style-name="P26">Sinon</text:p>
            <text:p text:style-name="P25"><text:tab/><text:span text:style-name="T32">y</text:span><text:span text:style-name="T43"> </text:span><text:span text:style-name="T70">→ </text:span><text:span text:style-name="T37">m</text:span></text:p>
            <text:p text:style-name="P20"><text:span text:style-name="T93">Fin</text:span>Si</text:p>
            <text:p text:style-name="P20">Si <text:span text:style-name="T3">m</text:span> <text:span text:style-name="T79">&gt;</text:span> <text:span text:style-name="T5">z</text:span></text:p>
            <text:p text:style-name="P20"><text:tab/><text:span text:style-name="T4">z</text:span><text:span text:style-name="T45"> </text:span><text:span text:style-name="T52">→ </text:span><text:span text:style-name="T37">m</text:span></text:p>
            <text:p text:style-name="P20"><text:span text:style-name="T93">Fin</text:span>Si</text:p>
            <text:p text:style-name="P27"><text:span text:style-name="T61">Afficher </text:span><text:span text:style-name="T25">m</text:span></text:p>
          </table:table-cell>
          <table:table-cell table:style-name="Tableau16.B1" office:value-type="string">
            <text:list xml:id="list90950578169191" text:continue-list="list90950621513072" text:style-name="Exos">
              <text:list-item>
                <text:list>
                  <text:list-item text:start-value="1">
                    <text:p text:style-name="P47">Traduire cet algorithme en langage Python.</text:p>
                  </text:list-item>
                  <text:list-item>
                    <text:p text:style-name="P49"><text:span text:style-name="T97">Le tester</text:span> dans le cas où :<text:line-break/>a) <text:span text:style-name="T4">x</text:span> = 5 ; <text:span text:style-name="T4">y</text:span> = 7 ; <text:span text:style-name="T4">z</text:span> = 6<text:line-break/>b) <text:span text:style-name="T4">x</text:span> = 10 ; <text:span text:style-name="T4">y</text:span> = 0 ; <text:span text:style-name="T4">z</text:span> = –6</text:p>
                  </text:list-item>
                  <text:list-item>
                    <text:p text:style-name="P62">D'une façon générale que fait cet algorithme ?</text:p>
                  </text:list-item>
                </text:list>
              </text:list-item>
            </text:list>
          </table:table-cell>
        </table:table-row>
      </table:table>
      <text:p text:style-name="P5"/>
      <text:p text:style-name="P5"/>
      <text:list xml:id="list90949663207756" text:continue-numbering="true" text:style-name="Exos">
        <text:list-item>
          <text:p text:style-name="P82">On donne l’algorithme <text:span text:style-name="T90">ci-dessous</text:span> :</text:p>
        </text:list-item>
      </text:list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9"><text:span text:style-name="T61">Lire </text:span><text:span text:style-name="T31">a</text:span><text:span text:style-name="T45"> et </text:span><text:span text:style-name="T31">b</text:span></text:p>
            <text:p text:style-name="P19">Si <text:span text:style-name="T2">a</text:span> <text:span text:style-name="T77"></text:span> 0</text:p>
            <text:p text:style-name="P19"><text:tab/>Si <text:span text:style-name="T2">b</text:span> <text:span text:style-name="T77"></text:span> 0</text:p>
            <text:p text:style-name="P24"><text:tab/><text:tab/><text:span text:style-name="T43">Afficher « Le produit </text:span><text:span text:style-name="T31">a</text:span><text:span text:style-name="T43"> </text:span><text:span text:style-name="T81">×</text:span><text:span text:style-name="T43"> </text:span><text:span text:style-name="T31">b</text:span><text:span text:style-name="T43"> est positif ou nul. »</text:span></text:p>
            <text:p text:style-name="P19"><text:tab/>Sinon</text:p>
            <text:p text:style-name="P24"><text:tab/><text:tab/><text:span text:style-name="T43">Afficher « Le produit </text:span><text:span text:style-name="T31">a</text:span><text:span text:style-name="T43"> </text:span><text:span text:style-name="T81">×</text:span><text:span text:style-name="T43"> </text:span><text:span text:style-name="T31">b</text:span><text:span text:style-name="T43"> est négatif ou nul. »</text:span></text:p>
            <text:p text:style-name="P19"><text:tab/>Fin <text:span text:style-name="T89">s</text:span>i</text:p>
            <text:p text:style-name="P19">Sinon</text:p>
            <text:p text:style-name="P19"><text:tab/>Si <text:span text:style-name="T2">b</text:span> <text:span text:style-name="T77"></text:span> 0</text:p>
            <text:p text:style-name="P24"><text:tab/><text:tab/><text:span text:style-name="T43">Afficher « Le produit </text:span><text:span text:style-name="T31">a</text:span><text:span text:style-name="T43"> </text:span><text:span text:style-name="T81">×</text:span><text:span text:style-name="T43"> </text:span><text:span text:style-name="T31">b</text:span><text:span text:style-name="T43"> est positif ou nul. »</text:span></text:p>
            <text:p text:style-name="P19"><text:tab/>Sinon</text:p>
            <text:p text:style-name="P24"><text:tab/><text:tab/><text:span text:style-name="T43">Afficher « Le produit </text:span><text:span text:style-name="T31">a</text:span><text:span text:style-name="T43"> </text:span><text:span text:style-name="T81">×</text:span><text:span text:style-name="T43"> </text:span><text:span text:style-name="T31">b</text:span><text:span text:style-name="T43"> est négatif ou nul. »</text:span></text:p>
            <text:p text:style-name="P19"><text:tab/>Fin <text:span text:style-name="T89">s</text:span>i</text:p>
            <text:p text:style-name="P19">FinSi</text:p>
          </table:table-cell>
          <table:table-cell table:style-name="Tableau9.B1" office:value-type="string">
            <text:list xml:id="list90950376760684" text:continue-list="list90949663207756" text:style-name="Exos">
              <text:list-item>
                <text:list>
                  <text:list-item text:start-value="1">
                    <text:p text:style-name="P47">Traduire cet algorithme en langage Python.<text:line-break/>Attention, il y a une erreur qu’il faut corriger !</text:p>
                  </text:list-item>
                  <text:list-item>
                    <text:p text:style-name="P63"><text:span text:style-name="T91">Modifier</text:span> cet algorithme en <text:span text:style-name="T97">traitant séparément </text:span><text:span text:style-name="T85">au tout début</text:span> le cas où le produit <text:span text:style-name="T31">a</text:span><text:span text:style-name="T45"> </text:span><text:span text:style-name="T82">×</text:span><text:span text:style-name="T45"> </text:span><text:span text:style-name="T31">b </text:span>est nul.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/>
      <text:list xml:id="list90950199428744" text:continue-numbering="true" text:style-name="Exos">
        <text:list-item>
          <text:p text:style-name="P82"><text:soft-page-break/><text:span text:style-name="T97">On veut résoudre en fonction de </text:span><text:span text:style-name="T6">a</text:span><text:span text:style-name="T97"> et de </text:span><text:span text:style-name="T6">b</text:span><text:span text:style-name="T97"> l’é</text:span>quation du premier degré <text:span text:style-name="T97">(E) </text:span>: <text:span text:style-name="T2">a</text:span> <text:span text:style-name="T2">x</text:span> + <text:span text:style-name="T2">b</text:span> = 0</text:p>
          <text:list>
            <text:list-item>
              <text:p text:style-name="P72">Résoudre c<text:span text:style-name="T98">ette équation dans le cas où </text:span><text:span text:style-name="T2">a</text:span> <text:span text:style-name="T98">est différent de 0.</text:span></text:p>
            </text:list-item>
            <text:list-item>
              <text:p text:style-name="P72"><text:span text:style-name="T98">S</text:span>i <text:span text:style-name="T2">a</text:span> <text:span text:style-name="T98">est nul, il y a deux cas possibles selon que </text:span><text:span text:style-name="T7">b</text:span><text:span text:style-name="T98"> est différent de 0 ou non.<text:line-break/>Résoudre l’équation dans chacun de ces deux cas.</text:span></text:p>
            </text:list-item>
            <text:list-item>
              <text:p text:style-name="P73">Recopier et compléter le début d’algorithme ci-dessous qui doit permettre de résoudre <text:span text:style-name="T98">(E) quelles que soient les valeurs entières de </text:span><text:span text:style-name="T2">a</text:span> <text:span text:style-name="T98">et</text:span> <text:span text:style-name="T2">b</text:span>.</text:p>
            </text:list-item>
          </text:list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1"><text:span text:style-name="T31">a</text:span><text:span text:style-name="T45"> </text:span><text:span text:style-name="T48">= int(input())</text:span></text:p>
            <text:p text:style-name="P21"><text:span text:style-name="T31">b</text:span><text:span text:style-name="T45"> </text:span><text:span text:style-name="T48">= int(input())</text:span></text:p>
            <text:p text:style-name="P19"><text:span text:style-name="T98">if</text:span> <text:span text:style-name="T2">a</text:span> <text:span text:style-name="T77">=</text:span><text:span text:style-name="T80">=</text:span> 0:</text:p>
            <text:p text:style-name="P19"><text:tab/>i<text:span text:style-name="T98">f</text:span> <text:span text:style-name="T2">b</text:span> <text:span text:style-name="T77">=</text:span><text:span text:style-name="T80">=</text:span> 0:</text:p>
            <text:p text:style-name="P19"><text:span text:style-name="T86"><text:tab/><text:tab/>p</text:span><text:span text:style-name="T87">rint("</text:span><text:span text:style-name="T45">S = </text:span><text:span text:style-name="T47">R"</text:span><text:span text:style-name="T48">)</text:span></text:p>
            <text:p text:style-name="P19"><text:tab/><text:span text:style-name="T98">else</text:span><text:span text:style-name="T61"> ...</text:span></text:p>
          </table:table-cell>
        </table:table-row>
      </table:table>
      <text:p text:style-name="Standard"/>
      <text:p text:style-name="Standard"/>
      <text:list xml:id="list90949895895723" text:continue-numbering="true" text:style-name="Exos">
        <text:list-item>
          <text:p text:style-name="P82">Écrire un <text:span text:style-name="T129">script Python</text:span> qui demande deux <text:span text:style-name="T92">nombres</text:span>, puis affiche la di<text:span text:style-name="T92">fférence entre le plus grand et le plus petit</text:span>.</text:p>
        </text:list-item>
      </text:list>
      <text:p text:style-name="Standard"/>
      <text:p text:style-name="Standard"/>
      <text:list xml:id="list90949109965668" text:continue-numbering="true" text:style-name="Exos">
        <text:list-item>
          <text:p text:style-name="P82">Un magasin propose de tirer des photos sur papier au tarif de 0,16 € la photo pour les 75 premières photos, puis 0,12 € la photo pour les photos suivantes. Écrire un <text:span text:style-name="T129">script Python</text:span> demandant à l'utilisateur d'entrer le nombre <text:span text:style-name="T2">N</text:span> de tirages photos commandés et calculant le montant à payer.</text:p>
        </text:list-item>
      </text:list>
      <text:p text:style-name="Standard"/>
      <text:p text:style-name="P1"/>
      <text:list xml:id="list90949769625873" text:continue-numbering="true" text:style-name="Exos">
        <text:list-item>
          <text:p text:style-name="P82">Écrire un <text:span text:style-name="T129">script Python</text:span> qui demande trois nombres distincts puis les classe en ordre croissant.</text:p>
        </text:list-item>
      </text:list>
      <text:p text:style-name="P6"/>
      <text:p text:style-name="P6"/>
      <text:list xml:id="list90949919110529" text:continue-numbering="true" text:style-name="Exos">
        <text:list-item>
          <text:p text:style-name="P82">On c<text:span text:style-name="T100">onsidère l'algorithme ci-dessous :</text:span></text:p>
        </text:list-item>
      </text:list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>
          <table:table-cell table:style-name="Tableau18.A1" office:value-type="string">
            <text:p text:style-name="P34">1</text:p>
            <text:p text:style-name="P34">2</text:p>
            <text:p text:style-name="P34">3</text:p>
            <text:p text:style-name="P40">4</text:p>
            <text:p text:style-name="P34">5</text:p>
            <text:p text:style-name="P34">6</text:p>
          </table:table-cell>
          <table:table-cell table:style-name="Tableau18.A1" office:value-type="string">
            <text:p text:style-name="P36">Lire <text:span text:style-name="T2">a</text:span> et <text:span text:style-name="T2">n</text:span></text:p>
            <text:p text:style-name="P36">1 <text:span text:style-name="T52">→ </text:span><text:span text:style-name="T36">p</text:span></text:p>
            <text:p text:style-name="P36"><text:span text:style-name="T52">Pour </text:span><text:span text:style-name="T36">i</text:span><text:span text:style-name="T52"> de 1 à </text:span><text:span text:style-name="T36">n</text:span></text:p>
            <text:p text:style-name="P38"><text:span text:style-name="T53"><text:tab/></text:span><text:span text:style-name="T38">p</text:span><text:span text:style-name="T83">×</text:span><text:span text:style-name="T8">a </text:span><text:span text:style-name="T53">→ </text:span><text:span text:style-name="T38">p</text:span></text:p>
            <text:p text:style-name="P35">Fin pour</text:p>
            <text:p text:style-name="P36"><text:span text:style-name="T52">Afficher </text:span><text:span text:style-name="T36">p</text:span></text:p>
          </table:table-cell>
          <table:table-cell table:style-name="Tableau18.C1" office:value-type="string">
            <text:list xml:id="list90950301788110" text:continue-numbering="true" text:style-name="Exos">
              <text:list-item>
                <text:list>
                  <text:list-item>
                    <text:p text:style-name="P44"><text:span text:style-name="T97">Tester cet algorithme « sur papier » pour </text:span><text:span text:style-name="T8">a</text:span><text:span text:style-name="T100"> = 2 et </text:span><text:span text:style-name="T8">n</text:span><text:span text:style-name="T100"> = 3<text:line-break/>On s'aidera d'un tableau où l'on donnera les valeurs de </text:span><text:span text:style-name="T8">i</text:span><text:span text:style-name="T100"> et </text:span><text:span text:style-name="T8">p</text:span><text:span text:style-name="T100"> après chaque exécution de la ligne 4</text:span></text:p>
                  </text:list-item>
                  <text:list-item>
                    <text:p text:style-name="P44"><text:span text:style-name="T100">Même question pour <text:s/></text:span><text:span text:style-name="T8">a</text:span><text:span text:style-name="T100"> = –3 et </text:span><text:span text:style-name="T8">n</text:span><text:span text:style-name="T100"> = 5</text:span></text:p>
                  </text:list-item>
                  <text:list-item>
                    <text:p text:style-name="P48">Traduire cet algorithme en langage Python et vérifier vos réponses aux questions 1 et 2.</text:p>
                  </text:list-item>
                  <text:list-item>
                    <text:p text:style-name="P50">Que calcule cet algorithme ?</text:p>
                  </text:list-item>
                </text:list>
              </text:list-item>
            </text:list>
          </table:table-cell>
        </table:table-row>
      </table:table>
      <text:p text:style-name="P2"/>
      <text:p text:style-name="P2"/>
      <text:list xml:id="list90950020401470" text:continue-numbering="true" text:style-name="Exos">
        <text:list-item>
          <text:p text:style-name="P82"><text:span text:style-name="T130">Dans</text:span> l’algorithme <text:span text:style-name="T130">ci-dessous, « ent(</text:span><text:span text:style-name="T21">x</text:span><text:span text:style-name="T130">) » donne la partie entière de </text:span><text:span text:style-name="T102">x</text:span><text:span text:style-name="T103"> </text:span>:</text:p>
        </text:list-item>
      </text:list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37">Lire <text:span text:style-name="T2">n</text:span></text:p>
            <text:p text:style-name="P37"><text:span text:style-name="T52">Pour </text:span><text:span text:style-name="T36">i</text:span><text:span text:style-name="T52"> de 1 à </text:span><text:span text:style-name="T36">n</text:span></text:p>
            <text:p text:style-name="P39"><text:span text:style-name="T71"><text:tab/>S</text:span><text:span text:style-name="T70">i ent(</text:span><text:span text:style-name="T36">n</text:span><text:span text:style-name="T70">/</text:span><text:span text:style-name="T36">i</text:span><text:span text:style-name="T70">) = </text:span><text:span text:style-name="T36">n</text:span><text:span text:style-name="T70">/</text:span><text:span text:style-name="T36">i</text:span></text:p>
            <text:p text:style-name="P39"><text:span text:style-name="T71"><text:tab/><text:tab/></text:span><text:span text:style-name="T70">Afficher </text:span><text:span text:style-name="T36">i</text:span></text:p>
            <text:p text:style-name="P39"><text:span text:style-name="T71"><text:tab/></text:span><text:span text:style-name="T70">Fin si</text:span></text:p>
            <text:p text:style-name="P41">Fin pour</text:p>
          </table:table-cell>
          <table:table-cell table:style-name="Tableau19.B1" table:number-rows-spanned="2" office:value-type="string">
            <text:list xml:id="list90949840156300" text:continue-list="list90950020401470" text:style-name="Exos">
              <text:list-item>
                <text:list>
                  <text:list-item text:start-value="1">
                    <text:p text:style-name="P51"><text:span text:style-name="T100">Tester cet algorithme « sur papier » pour </text:span><text:span text:style-name="T9">n</text:span><text:span text:style-name="T100"> égal à 4 à l'aide d'un tableau dans lequel on précisera les valeurs des différentes variables en fin de boucle.</text:span></text:p>
                  </text:list-item>
                  <text:list-item>
                    <text:p text:style-name="P51"><text:span text:style-name="T109">Recommencer avec </text:span><text:span text:style-name="T10">n</text:span><text:span text:style-name="T109"> égal à 6</text:span></text:p>
                  </text:list-item>
                  <text:list-item>
                    <text:p text:style-name="P53"><text:span text:style-name="T52">Qu</text:span><text:span text:style-name="T54">els sont les nombres que l'</text:span><text:span text:style-name="T52">algorithme </text:span><text:span text:style-name="T55">permet d'afficher</text:span><text:span text:style-name="T52"> ?</text:span></text:p>
                  </text:list-item>
                  <text:list-item>
                    <text:p text:style-name="P54"><text:span text:style-name="T59">Traduire cet algorithme en langage Python </text:span><text:span text:style-name="T60">et le tester.</text:span></text:p>
                  </text:list-item>
                  <text:list-item>
                    <text:p text:style-name="P51"><text:span text:style-name="T110">Fonctionne-t-il encore si </text:span><text:span text:style-name="T9">n</text:span><text:span text:style-name="T111"> = 2,2 ? et si </text:span><text:span text:style-name="T8">n</text:span><text:span text:style-name="T100"> = –4 ?</text:span></text:p>
                  </text:list-item>
                </text:list>
              </text:list-item>
            </text:list>
          </table:table-cell>
        </table:table-row>
        <table:table-row>
          <table:table-cell table:style-name="Tableau19.B1" office:value-type="string">
            <text:p text:style-name="P37"/>
          </table:table-cell>
          <table:covered-table-cell/>
        </table:table-row>
      </table:table>
      <text:p text:style-name="P8"/>
      <text:p text:style-name="P8"/>
      <text:list xml:id="list90950750698610" text:continue-numbering="true" text:style-name="Exos">
        <text:list-item>
          <text:p text:style-name="P77">La somme des premiers nombres impairs.</text:p>
          <text:list>
            <text:list-item>
              <text:p text:style-name="P45">Écrire <text:span text:style-name="T135">un script Python</text:span> qui permet de calculer la somme des <text:span text:style-name="T22">n</text:span> premiers nombres impairs.</text:p>
            </text:list-item>
            <text:list-item>
              <text:p text:style-name="P45">En observant les résultats obtenus avec <text:span text:style-name="T135">différentes valeurs de </text:span><text:span text:style-name="T22">n</text:span>, proposer une formule qui permet de calculer beaucoup plus rapidement cette somme.</text:p>
            </text:list-item>
            <text:list-item>
              <text:p text:style-name="P45">En déduire sans calculatrice la somme <text:span text:style-name="T2">S</text:span><text:span text:style-name="T86"> </text:span>= 1 + 3 + 5 + …… + 199 999.</text:p>
            </text:list-item>
          </text:list>
        </text:list-item>
        <text:list-item>
          <text:p text:style-name="P82"><text:soft-page-break/>L’algorithme suivant est appelé algorithme de Héron :</text:p>
        </text:list-item>
      </text:list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2"><text:span text:style-name="T61">Lire </text:span><text:span text:style-name="T31">a</text:span></text:p>
            <text:p text:style-name="P22"><text:span text:style-name="T31">a</text:span><text:span text:style-name="T45">/2 </text:span><text:span text:style-name="T52">→ </text:span><text:span text:style-name="T36">b</text:span></text:p>
            <text:p text:style-name="P22">Pour <text:span text:style-name="T2">i</text:span> de 1 à <text:span text:style-name="T112">4</text:span></text:p>
            <text:p text:style-name="P22"><text:tab/>(<text:span text:style-name="T2">b</text:span> + <text:span text:style-name="T2">a</text:span>/<text:span text:style-name="T2">b</text:span>)/2<text:span text:style-name="T45"> </text:span><text:span text:style-name="T52">→ </text:span><text:span text:style-name="T36">b</text:span></text:p>
            <text:p text:style-name="P22">Fin pour</text:p>
            <text:p text:style-name="P22"><text:span text:style-name="T45">Afficher </text:span><text:span text:style-name="T31">b</text:span></text:p>
          </table:table-cell>
          <table:table-cell table:style-name="Tableau14.B1" office:value-type="string">
            <text:list xml:id="list90949421545095" text:continue-list="list90950750698610" text:style-name="Exos">
              <text:list-item>
                <text:list>
                  <text:list-item text:start-value="1">
                    <text:p text:style-name="P44"><text:span text:style-name="T100">Tester l'algorithme</text:span><text:span text:style-name="T106"> « sur papier » </text:span><text:span text:style-name="T100">à l'aide d'un tableau pour </text:span><text:span text:style-name="T8">a </text:span><text:span text:style-name="T100">= 2, puis pour </text:span><text:span text:style-name="T8">a</text:span><text:span text:style-name="T100"> = 4.</text:span></text:p>
                  </text:list-item>
                  <text:list-item>
                    <text:p text:style-name="P54"><text:span text:style-name="T59">Traduire cet algorithme en langage Python </text:span><text:span text:style-name="T60">et le tester.</text:span></text:p>
                  </text:list-item>
                  <text:list-item>
                    <text:p text:style-name="P64"><text:span text:style-name="T113">Que semble calculer cet</text:span> algorithme ? Peut-on le rendre plus précis ?</text:p>
                  </text:list-item>
                </text:list>
              </text:list-item>
            </text:list>
          </table:table-cell>
        </table:table-row>
      </table:table>
      <text:p text:style-name="P2"/>
      <text:p text:style-name="P2"/>
      <text:list xml:id="list90949118138358" text:continue-numbering="true" text:style-name="Exos">
        <text:list-item>
          <text:p text:style-name="P82"><text:span text:style-name="T114">La « factorielle » d'un entier naturel </text:span><text:span text:style-name="T11">n</text:span><text:span text:style-name="T114"> est une fonction mathématique très utilisée en probabilités ainsi que dans un certain nombre de formules mathématiques. L</text:span>’algorithme <text:span text:style-name="T115">ci-dessous</text:span> <text:span text:style-name="T104">permet de calculer l</text:span><text:span text:style-name="T105">a</text:span><text:span text:style-name="T104"> factoriel</text:span><text:span text:style-name="T105">le</text:span><text:span text:style-name="T104"> d'un nombre entier </text:span><text:span text:style-name="T101">n</text:span><text:span text:style-name="T104">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8"><text:span text:style-name="T49">1</text:span><text:span text:style-name="T45"> </text:span><text:span text:style-name="T52">→ </text:span><text:span text:style-name="T39">f</text:span></text:p>
            <text:p text:style-name="P37">Lire <text:span text:style-name="T2">n</text:span></text:p>
            <text:p text:style-name="P37"><text:span text:style-name="T52">Pour </text:span><text:span text:style-name="T36">i</text:span><text:span text:style-name="T52"> de 1 à </text:span><text:span text:style-name="T36">n</text:span></text:p>
            <text:p text:style-name="P39"><text:span text:style-name="T71"><text:tab/></text:span><text:span text:style-name="T39">f</text:span><text:span text:style-name="T72"> </text:span><text:span text:style-name="T84">×</text:span> <text:span text:style-name="T12">i</text:span><text:span text:style-name="T70"> → </text:span><text:span text:style-name="T39">f</text:span></text:p>
            <text:p text:style-name="P41">Fin pour</text:p>
            <text:p text:style-name="P42"><text:span text:style-name="T70">Afficher </text:span><text:span text:style-name="T36">f</text:span></text:p>
          </table:table-cell>
          <table:table-cell table:style-name="Tableau2.B1" table:number-rows-spanned="2" office:value-type="string">
            <text:list xml:id="list90950089564925" text:continue-list="list90949118138358" text:style-name="Exos">
              <text:list-item>
                <text:list>
                  <text:list-item text:start-value="1">
                    <text:p text:style-name="P52"><text:span text:style-name="T100">Tester cet algorithme « sur papier » pour </text:span><text:span text:style-name="T9">n</text:span><text:span text:style-name="T100"> égal à 4 à l'aide d'un tableau dans lequel on précisera les valeurs des différentes variables au niveau du « Fin pour ».<text:line-break/>Compléter : factorielle de 4 = … </text:span><text:span text:style-name="T131">× … × … × …</text:span></text:p>
                  </text:list-item>
                  <text:list-item>
                    <text:p text:style-name="P52"><text:span text:style-name="T59">Traduire cet algorithme en langage Python </text:span><text:span text:style-name="T60">et le tester </text:span><text:span text:style-name="T109">avec </text:span><text:span text:style-name="T10">n</text:span><text:span text:style-name="T109"> égal à 6. Compléter : factorielle de 6 = … </text:span><text:span text:style-name="T131">× … × … × …</text:span><text:span text:style-name="T132"> </text:span><text:span text:style-name="T131">× … × …</text:span></text:p>
                  </text:list-item>
                  <text:list-item>
                    <text:p text:style-name="P56">Quelle définition simple donneriez-vous d<text:span text:style-name="T114">e la </text:span>factoriel<text:span text:style-name="T114">le</text:span> d'un <text:span text:style-name="T116">entier naturel quelconque </text:span><text:span text:style-name="T13">n</text:span> ?</text:p>
                  </text:list-item>
                </text:list>
              </text:list-item>
            </text:list>
          </table:table-cell>
        </table:table-row>
        <table:table-row>
          <table:table-cell table:style-name="Tableau2.A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90949822246734" text:continue-numbering="true" text:style-name="Exos">
        <text:list-item>
          <text:p text:style-name="P82">Écrire un <text:span text:style-name="T134">script Python</text:span> avec une boucle qui affiche les 10 premiers nombres pairs.</text:p>
        </text:list-item>
      </text:list>
      <text:p text:style-name="Standard"/>
      <text:p text:style-name="P9"/>
      <text:list xml:id="list90950102848814" text:continue-numbering="true" text:style-name="Exos">
        <text:list-item>
          <text:p text:style-name="P83">Écrire un <text:span text:style-name="T134">script Python</text:span> avec une boucle qui <text:span text:style-name="T134">calcule la somme des 1000</text:span> premiers <text:span text:style-name="T134">entiers naturels</text:span>.</text:p>
        </text:list-item>
      </text:list>
      <text:p text:style-name="P32"/>
      <text:p text:style-name="P31"/>
      <text:list xml:id="list90950040488504" text:continue-numbering="true" text:style-name="Exos">
        <text:list-item>
          <text:p text:style-name="P82">Soit <text:s/><text:span text:style-name="T2">f</text:span> <text:s/>la fonction définie sur<text:span text:style-name="T23"> </text:span><text:span text:style-name="T76">[–1 ; 0]</text:span><text:span text:style-name="T23"> </text:span>par : <text:span text:style-name="T1">x</text:span> <draw:g text:anchor-type="as-char" svg:y="-0.21cm" draw:z-index="2" draw:style-name="gr1"><draw:line draw:style-name="gr2" draw:text-style-name="P85" svg:x1="0cm" svg:y1="0.001cm" svg:x2="0cm" svg:y2="0.167cm"><text:p/></draw:line><draw:line draw:style-name="gr2" draw:text-style-name="P85" svg:x1="0cm" svg:y1="0.084cm" svg:x2="0.529cm" svg:y2="0.084cm"><text:p/></draw:line><draw:line draw:style-name="gr2" draw:text-style-name="P85" svg:x1="0.529cm" svg:y1="0.084cm" svg:x2="0.439cm" svg:y2="0.001cm"><text:p/></draw:line><draw:line draw:style-name="gr2" draw:text-style-name="P85" svg:x1="0.529cm" svg:y1="0.084cm" svg:x2="0.439cm" svg:y2="0.167cm"><text:p/></draw:line></draw:g><text:s/><text:span text:style-name="T2">x</text:span><text:span text:style-name="T117">2</text:span><text:span text:style-name="T119"> +</text:span> <text:span text:style-name="T2">x</text:span><text:span text:style-name="T86">. </text:span><text:span text:style-name="T88">On considère alors l'algorithme ci-dessous.</text:span></text:p>
        </text:list-item>
      </text:list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2"><text:span text:style-name="T62">–1 </text:span><text:span text:style-name="T66">→ </text:span><text:span text:style-name="T28">x</text:span></text:p>
            <text:p text:style-name="P22"><text:span text:style-name="T33">x</text:span><text:span text:style-name="T45"> </text:span><text:span text:style-name="T52">→ </text:span><text:span text:style-name="T40">a ; x</text:span><text:span text:style-name="T118">2</text:span><text:span text:style-name="T120"> +</text:span><text:span text:style-name="T56"> </text:span><text:span text:style-name="T40">x</text:span><text:span text:style-name="T50"> </text:span><text:span text:style-name="T56">→ </text:span><text:span text:style-name="T40">b</text:span></text:p>
            <text:p text:style-name="P22"><text:span text:style-name="T121">Tant que</text:span> <text:span text:style-name="T14">x</text:span> <text:span text:style-name="T77"></text:span><text:span text:style-name="T121"> 0</text:span></text:p>
            <text:p text:style-name="P22"><text:tab/><text:span text:style-name="T40">x</text:span><text:span text:style-name="T118">2</text:span><text:span text:style-name="T120"> +</text:span><text:span text:style-name="T56"> </text:span><text:span text:style-name="T40">x</text:span><text:span text:style-name="T50"> </text:span><text:span text:style-name="T56">→ </text:span><text:span text:style-name="T40">y</text:span></text:p>
            <text:p text:style-name="P22"><text:span text:style-name="T56"><text:tab/>Si </text:span><text:span text:style-name="T40">y</text:span><text:span text:style-name="T56"> &lt; </text:span><text:span text:style-name="T40">b</text:span></text:p>
            <text:p text:style-name="P22"><text:span text:style-name="T56"><text:tab/><text:tab/></text:span><text:span text:style-name="T33">x</text:span><text:span text:style-name="T50"> </text:span><text:span text:style-name="T56">→ </text:span><text:span text:style-name="T40">a ; </text:span><text:span text:style-name="T56"><text:tab/></text:span><text:span text:style-name="T33">y</text:span><text:span text:style-name="T50"> </text:span><text:span text:style-name="T56">→ </text:span><text:span text:style-name="T40">b</text:span></text:p>
            <text:p text:style-name="P18"><text:tab/>Fin si</text:p>
            <text:p text:style-name="P22"><text:span text:style-name="T56"><text:tab/></text:span><text:span text:style-name="T40">x</text:span><text:span text:style-name="T120"> +</text:span><text:span text:style-name="T56"> 0,1</text:span><text:span text:style-name="T50"> </text:span><text:span text:style-name="T56">→ </text:span><text:span text:style-name="T40">x</text:span></text:p>
            <text:p text:style-name="P22">Fin <text:span text:style-name="T121">tant que</text:span></text:p>
            <text:p text:style-name="P22"><text:span text:style-name="T45">Afficher </text:span><text:span text:style-name="T33">a</text:span><text:span text:style-name="T50"> et </text:span><text:span text:style-name="T31">b</text:span></text:p>
          </table:table-cell>
          <table:table-cell table:style-name="Tableau20.B1" office:value-type="string">
            <text:list xml:id="list90950573836666" text:continue-list="list90950040488504" text:style-name="Exos">
              <text:list-item>
                <text:list>
                  <text:list-item text:start-value="1">
                    <text:p text:style-name="P55"><text:span text:style-name="T59">Traduire cet algorithme en langage Python </text:span><text:span text:style-name="T60">et le tester.</text:span></text:p>
                  </text:list-item>
                  <text:list-item>
                    <text:p text:style-name="P44"><text:span text:style-name="T122">Quelles sont les valeurs de </text:span><text:span text:style-name="T8">a</text:span><text:span text:style-name="T100"> et </text:span><text:span text:style-name="T15">b</text:span><text:span text:style-name="T100"> affichées en fin d'algorithme ?</text:span></text:p>
                  </text:list-item>
                  <text:list-item>
                    <text:p text:style-name="P64"><text:span text:style-name="T113">Que représentent </text:span><text:span text:style-name="T8">a</text:span><text:span text:style-name="T100"> et </text:span><text:span text:style-name="T15">b</text:span><text:span text:style-name="T100"> pour la courbe C</text:span><text:span text:style-name="T8">f</text:span> ?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3"/>
      <text:list xml:id="list90950009117081" text:continue-numbering="true" text:style-name="Exos">
        <text:list-item>
          <text:p text:style-name="P84"><text:span text:style-name="T128">Quotient entier par soustractions successives </text:span>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0"><text:span text:style-name="T63">0</text:span><text:span text:style-name="T61"> </text:span><text:span text:style-name="T65">→ </text:span><text:span text:style-name="T29">q</text:span></text:p>
            <text:p text:style-name="P30"><text:span text:style-name="T67">Lire </text:span><text:span text:style-name="T29">a</text:span><text:span text:style-name="T67"> </text:span><text:span text:style-name="T68">et</text:span><text:span text:style-name="T67"> </text:span><text:span text:style-name="T29">b</text:span></text:p>
            <text:p text:style-name="P23"><text:span text:style-name="T121">Tant que</text:span> <text:span text:style-name="T19">a</text:span> <text:span text:style-name="T124"></text:span><text:span text:style-name="T121"> </text:span><text:span text:style-name="T14">b</text:span></text:p>
            <text:p text:style-name="P23"><text:tab/><text:span text:style-name="T42">a</text:span><text:span text:style-name="T58"> – </text:span><text:span text:style-name="T42">b</text:span><text:span text:style-name="T64"> </text:span><text:span text:style-name="T69">→ </text:span><text:span text:style-name="T30">a</text:span></text:p>
            <text:p text:style-name="P23"><text:tab/><text:span text:style-name="T42">q</text:span><text:span text:style-name="T58"> + 1</text:span><text:span text:style-name="T64"> </text:span><text:span text:style-name="T69">→ </text:span><text:span text:style-name="T30">q</text:span></text:p>
            <text:p text:style-name="P23">Fin <text:span text:style-name="T121">tant que</text:span></text:p>
            <text:p text:style-name="P23"><text:span text:style-name="T45">Afficher </text:span><text:span text:style-name="T35">q</text:span></text:p>
          </table:table-cell>
          <table:table-cell table:style-name="Tableau3.B1" office:value-type="string">
            <text:list xml:id="list90949155237390" text:continue-list="list90950009117081" text:style-name="Exos">
              <text:list-item>
                <text:list>
                  <text:list-item text:start-value="1">
                    <text:p text:style-name="P45"><text:span text:style-name="T100">Tester </text:span><text:span text:style-name="T106">« sur papier » </text:span><text:span text:style-name="T100">l'algorithme avec </text:span><text:span text:style-name="T8">a</text:span><text:span text:style-name="T100"> = 7 et </text:span><text:span text:style-name="T8">b</text:span><text:span text:style-name="T100"> = 2 à l'aide d'un tableau dans lequel on précisera les valeurs des différentes variables en fin de boucle.</text:span></text:p>
                  </text:list-item>
                  <text:list-item>
                    <text:p text:style-name="P66"><text:span text:style-name="T73">Traduire cet algorithme en langage Python </text:span><text:span text:style-name="T74">et le tester.</text:span></text:p>
                  </text:list-item>
                  <text:list-item>
                    <text:p text:style-name="P57">Préciser par une phrase le rôle de chaque variable.</text:p>
                  </text:list-item>
                  <text:list-item>
                    <text:p text:style-name="P68"><text:span text:style-name="T128">Modifier</text:span> l'algorithme <text:span text:style-name="T127">pour qu'il affiche aussi le reste de la division sans utiliser l’opérateur Python « % ».</text:span></text:p>
                  </text:list-item>
                </text:list>
              </text:list-item>
            </text:list>
          </table:table-cell>
        </table:table-row>
      </table:table>
      <text:p text:style-name="P12"/>
      <text:list xml:id="list90949009172273" text:continue-numbering="true" text:style-name="Exos">
        <text:list-item>
          <text:p text:style-name="P82"><text:soft-page-break/><text:span text:style-name="T123">On considère l'algorithme ci-dessous </text:span>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9"><text:span text:style-name="T27">s</text:span><text:span text:style-name="T66"> </text:span><text:span text:style-name="T65">= 0 ; </text:span><text:span text:style-name="T27">i</text:span><text:span text:style-name="T66"> </text:span><text:span text:style-name="T65">= 0</text:span></text:p>
            <text:p text:style-name="P22"><text:span text:style-name="T121">Tant que</text:span> <text:span text:style-name="T16">n</text:span> <text:span text:style-name="T124"></text:span><text:span text:style-name="T121"> 0</text:span></text:p>
            <text:p text:style-name="P22"><text:tab/><text:span text:style-name="T123">Lire</text:span><text:span text:style-name="T56"> </text:span><text:span text:style-name="T41">n</text:span></text:p>
            <text:p text:style-name="P22"><text:span text:style-name="T56"><text:tab/></text:span><text:span text:style-name="T41">i</text:span><text:span text:style-name="T57"> = </text:span><text:span text:style-name="T41">i</text:span><text:span text:style-name="T57">+1</text:span></text:p>
            <text:p text:style-name="P22"><text:span text:style-name="T56"><text:tab/></text:span><text:span text:style-name="T34">s</text:span><text:span text:style-name="T50"> </text:span><text:span text:style-name="T51">=</text:span><text:span text:style-name="T56"> </text:span><text:span text:style-name="T41">s</text:span><text:span text:style-name="T57"> + </text:span><text:span text:style-name="T41">n</text:span></text:p>
            <text:p text:style-name="P22">Fin <text:span text:style-name="T121">tant que</text:span></text:p>
            <text:p text:style-name="P18"><draw:frame draw:style-name="fr2" draw:name="Objet1" text:anchor-type="as-char" svg:width="1.161cm" svg:height="1.018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<text:p text:style-name="P22"><text:span text:style-name="T45">Afficher </text:span><text:span text:style-name="T34">m</text:span></text:p>
          </table:table-cell>
          <table:table-cell table:style-name="Tableau1.B1" table:number-rows-spanned="2" office:value-type="string">
            <text:list xml:id="list90950699242252" text:continue-list="list90949009172273" text:style-name="Exos">
              <text:list-item>
                <text:list>
                  <text:list-item text:start-value="1">
                    <text:p text:style-name="P59">Quelle variable a-t-on oublié d’initialiser en début d’algorithme ?</text:p>
                  </text:list-item>
                  <text:list-item>
                    <text:p text:style-name="P46"><text:span text:style-name="T133">Corriger cette erreur et tester l'algorithme </text:span><text:span text:style-name="T106">« sur papier » </text:span><text:span text:style-name="T100">à l'aide d'un tableau dans lequel on précisera les valeurs des différentes variables en fin de boucle.<text:line-break/>On entrera comme valeurs successives de </text:span><text:span text:style-name="T16">n</text:span><text:span text:style-name="T123"> : 5, 12, 13, 7, 8, 15, –3</text:span></text:p>
                  </text:list-item>
                  <text:list-item>
                    <text:p text:style-name="P67"><text:span text:style-name="T73">Traduire cet algorithme en langage Python </text:span><text:span text:style-name="T74">et le tester.</text:span></text:p>
                  </text:list-item>
                  <text:list-item>
                    <text:p text:style-name="P58">Préciser par une phrase le rôle de chaque variable.</text:p>
                  </text:list-item>
                  <text:list-item>
                    <text:p text:style-name="P70"><text:span text:style-name="T125">Que doit-on entrer comme valeur de </text:span><text:span text:style-name="T17">n</text:span><text:span text:style-name="T125"> pour quitter la boucle et lancer le calcul de </text:span><text:span text:style-name="T17">m</text:span><text:span text:style-name="T125"> ?</text:span></text:p>
                  </text:list-item>
                  <text:list-item>
                    <text:p text:style-name="P70"><text:span text:style-name="T126">A quoi peut servir cet algorithme</text:span> ?</text:p>
                  </text:list-item>
                  <text:list-item>
                    <text:p text:style-name="P69"><text:span text:style-name="T127">Réécrire</text:span> l'algorithme <text:span text:style-name="T127">pour qu'il affiche plutôt la plus grande des valeurs de </text:span><text:span text:style-name="T18">n</text:span><text:span text:style-name="T127"> entrées.</text:span></text:p>
                  </text:list-item>
                </text:list>
              </text:list-item>
            </text:list>
          </table:table-cell>
        </table:table-row>
        <table:table-row>
          <table:table-cell table:style-name="Tableau1.B1" office:value-type="string">
            <text:p text:style-name="P29"/>
          </table:table-cell>
          <table:covered-table-cell/>
        </table:table-row>
      </table:table>
      <text:p text:style-name="P11"/>
      <text:p text:style-name="P11"/>
      <text:list xml:id="list90950249074690" text:continue-numbering="true" text:style-name="Exos">
        <text:list-item>
          <text:p text:style-name="P82">Les entiers compris entre deux réels.</text:p>
          <text:list>
            <text:list-item text:start-value="1">
              <text:p text:style-name="P76">Écrire un <text:span text:style-name="T136">script Python</text:span> qui demande deux réels positifs (en premier le plus petit, en second le plus grand) et qui affiche tous les entiers compris entre ces deux nombres. <text:span text:style-name="T99">On s'aidera de la fonction ent(</text:span><text:span text:style-name="T20">x</text:span><text:span text:style-name="T99">) qui retourne la partie entière de </text:span><text:span text:style-name="T20">x</text:span><text:span text:style-name="T99">.</text:span></text:p>
            </text:list-item>
            <text:list-item>
              <text:p text:style-name="P74">Même exercice dans le cas où les deux nombres entrés <text:span text:style-name="T99">ne sont</text:span> pas forcément dans l'ordre…</text:p>
            </text:list-item>
          </text:list>
        </text:list-item>
      </text:list>
      <text:p text:style-name="P7"/>
      <text:p text:style-name="P4"/>
      <text:list xml:id="list90948935302183" text:continue-numbering="true" text:style-name="Exos">
        <text:list-item>
          <text:p text:style-name="P78">La population de Bigcity augmente de 3% par an.</text:p>
          <text:list>
            <text:list-item text:start-value="1">
              <text:p text:style-name="P75">Par quel coefficient est multiplié chaque année cette population ?</text:p>
            </text:list-item>
            <text:list-item>
              <text:p text:style-name="P75">Écrire un <text:span text:style-name="T136">script Python</text:span> qui permet de déterminer dans combien d'années elle aura doublé.</text:p>
            </text:list-item>
          </text:list>
        </text:list-item>
      </text:list>
      <text:p text:style-name="P4"/>
      <text:p text:style-name="P4"/>
      <text:list xml:id="list90950095330793" text:continue-numbering="true" text:style-name="Exos">
        <text:list-item>
          <text:p text:style-name="Exo">Soit l'algorithme ci-dessous :</text:p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15">1</text:p>
          </table:table-cell>
          <table:table-cell table:style-name="Tableau11.B1" office:value-type="string">
            <text:p text:style-name="P16">Variables :</text:p>
          </table:table-cell>
          <table:table-cell table:style-name="Tableau11.C1" table:number-rows-spanned="16" office:value-type="string">
            <text:list xml:id="list90950474941544" text:continue-numbering="true" text:style-name="Exos">
              <text:list-item>
                <text:list>
                  <text:list-item>
                    <text:p text:style-name="P60">Tester <text:span text:style-name="T106">« sur papier » </text:span>l'algorithme pour <text:span text:style-name="T2">n</text:span> = 2 en affichant les valeurs de toutes les variables juste après la ligne 13</text:p>
                  </text:list-item>
                  <text:list-item>
                    <text:p text:style-name="P65"><text:span text:style-name="T107">Traduire cet algorithme en langage Python </text:span><text:span text:style-name="T108">et le tester.</text:span></text:p>
                  </text:list-item>
                  <text:list-item>
                    <text:p text:style-name="P61">Que semble calculer cet algorithme ? (Pas de justification demandée)</text:p>
                  </text:list-item>
                  <text:list-item>
                    <text:p text:style-name="P61">Comment augmenter la précision de cet algorithme ?</text:p>
                  </text:list-item>
                </text:list>
              </text:list-item>
            </text:list>
            <text:p text:style-name="P81"/>
          </table:table-cell>
        </table:table-row>
        <table:table-row>
          <table:table-cell table:style-name="Tableau11.A2" office:value-type="string">
            <text:p text:style-name="P15">2</text:p>
          </table:table-cell>
          <table:table-cell table:style-name="Tableau11.B2" office:value-type="string">
            <text:p text:style-name="P16"><text:tab/><text:span text:style-name="T2">a</text:span>, <text:span text:style-name="T2">b</text:span>, <text:span text:style-name="T2">n</text:span>, <text:span text:style-name="T2">x</text:span> : réels</text:p>
          </table:table-cell>
          <table:covered-table-cell/>
        </table:table-row>
        <table:table-row>
          <table:table-cell table:style-name="Tableau11.A2" office:value-type="string">
            <text:p text:style-name="P15">3</text:p>
          </table:table-cell>
          <table:table-cell table:style-name="Tableau11.B2" office:value-type="string">
            <text:p text:style-name="P16">Début</text:p>
          </table:table-cell>
          <table:covered-table-cell/>
        </table:table-row>
        <table:table-row>
          <table:table-cell table:style-name="Tableau11.A2" office:value-type="string">
            <text:p text:style-name="P15">4</text:p>
          </table:table-cell>
          <table:table-cell table:style-name="Tableau11.B2" office:value-type="string">
            <text:p text:style-name="P16"><text:tab/>Entrer <text:span text:style-name="T2">n</text:span></text:p>
          </table:table-cell>
          <table:covered-table-cell/>
        </table:table-row>
        <table:table-row>
          <table:table-cell table:style-name="Tableau11.A2" office:value-type="string">
            <text:p text:style-name="P15">5</text:p>
          </table:table-cell>
          <table:table-cell table:style-name="Tableau11.B2" office:value-type="string">
            <text:p text:style-name="P16"><text:tab/><text:span text:style-name="T2">a</text:span> prend la valeur 0</text:p>
          </table:table-cell>
          <table:covered-table-cell/>
        </table:table-row>
        <table:table-row>
          <table:table-cell table:style-name="Tableau11.A2" office:value-type="string">
            <text:p text:style-name="P15">6</text:p>
          </table:table-cell>
          <table:table-cell table:style-name="Tableau11.B2" office:value-type="string">
            <text:p text:style-name="P16"><text:tab/><text:span text:style-name="T2">b</text:span> prend la valeur de <text:span text:style-name="T2">n</text:span></text:p>
          </table:table-cell>
          <table:covered-table-cell/>
        </table:table-row>
        <table:table-row>
          <table:table-cell table:style-name="Tableau11.A2" office:value-type="string">
            <text:p text:style-name="P15">7</text:p>
          </table:table-cell>
          <table:table-cell table:style-name="Tableau11.B2" office:value-type="string">
            <text:p text:style-name="P16"><text:tab/>Tant que <text:span text:style-name="T2">b</text:span> – <text:span text:style-name="T2">a</text:span> &gt; 0,01</text:p>
          </table:table-cell>
          <table:covered-table-cell/>
        </table:table-row>
        <table:table-row>
          <table:table-cell table:style-name="Tableau11.A2" office:value-type="string">
            <text:p text:style-name="P15">8</text:p>
          </table:table-cell>
          <table:table-cell table:style-name="Tableau11.B2" office:value-type="string">
            <text:p text:style-name="P16"><text:tab/><text:tab/><text:span text:style-name="T2">x</text:span> prend la valeur de <draw:frame draw:style-name="fr2" draw:name="Objet4" text:anchor-type="as-char" svg:width="1.102cm" svg:height="1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covered-table-cell/>
        </table:table-row>
        <table:table-row>
          <table:table-cell table:style-name="Tableau11.A2" office:value-type="string">
            <text:p text:style-name="P15">9</text:p>
          </table:table-cell>
          <table:table-cell table:style-name="Tableau11.B2" office:value-type="string">
            <text:p text:style-name="P16"><text:tab/><text:tab/>Si <text:span text:style-name="T2">x</text:span><text:span text:style-name="T117">2</text:span>  <text:span text:style-name="T2">n</text:span></text:p>
          </table:table-cell>
          <table:covered-table-cell/>
        </table:table-row>
        <table:table-row>
          <table:table-cell table:style-name="Tableau11.A2" office:value-type="string">
            <text:p text:style-name="P15">10</text:p>
          </table:table-cell>
          <table:table-cell table:style-name="Tableau11.B2" office:value-type="string">
            <text:p text:style-name="P16"><text:tab/><text:tab/><text:tab/><text:span text:style-name="T2">a</text:span> prend la valeur de <text:span text:style-name="T2">x</text:span></text:p>
          </table:table-cell>
          <table:covered-table-cell/>
        </table:table-row>
        <table:table-row>
          <table:table-cell table:style-name="Tableau11.A2" office:value-type="string">
            <text:p text:style-name="P15">11</text:p>
          </table:table-cell>
          <table:table-cell table:style-name="Tableau11.B2" office:value-type="string">
            <text:p text:style-name="P16"><text:tab/><text:tab/>Sinon</text:p>
          </table:table-cell>
          <table:covered-table-cell/>
        </table:table-row>
        <table:table-row>
          <table:table-cell table:style-name="Tableau11.A2" office:value-type="string">
            <text:p text:style-name="P15">12</text:p>
          </table:table-cell>
          <table:table-cell table:style-name="Tableau11.B2" office:value-type="string">
            <text:p text:style-name="P16"><text:tab/><text:tab/><text:tab/><text:span text:style-name="T2">b</text:span> prend la valeur de <text:span text:style-name="T2">x</text:span></text:p>
          </table:table-cell>
          <table:covered-table-cell/>
        </table:table-row>
        <table:table-row>
          <table:table-cell table:style-name="Tableau11.A2" office:value-type="string">
            <text:p text:style-name="P15">13</text:p>
          </table:table-cell>
          <table:table-cell table:style-name="Tableau11.B2" office:value-type="string">
            <text:p text:style-name="P16"><text:tab/><text:tab/>Fin Si</text:p>
          </table:table-cell>
          <table:covered-table-cell/>
        </table:table-row>
        <table:table-row>
          <table:table-cell table:style-name="Tableau11.A2" office:value-type="string">
            <text:p text:style-name="P15">14</text:p>
          </table:table-cell>
          <table:table-cell table:style-name="Tableau11.B2" office:value-type="string">
            <text:p text:style-name="P16"><text:tab/>Fin Tant que</text:p>
          </table:table-cell>
          <table:covered-table-cell/>
        </table:table-row>
        <table:table-row>
          <table:table-cell table:style-name="Tableau11.A2" office:value-type="string">
            <text:p text:style-name="P15">15</text:p>
          </table:table-cell>
          <table:table-cell table:style-name="Tableau11.B2" office:value-type="string">
            <text:p text:style-name="P16"><text:tab/>Afficher <text:span text:style-name="T2">x</text:span></text:p>
          </table:table-cell>
          <table:covered-table-cell/>
        </table:table-row>
        <table:table-row>
          <table:table-cell table:style-name="Tableau11.A16" office:value-type="string">
            <text:p text:style-name="P15">16</text:p>
          </table:table-cell>
          <table:table-cell table:style-name="Tableau11.B16" office:value-type="string">
            <text:p text:style-name="P16">Fin.</text:p>
          </table:table-cell>
          <table:covered-table-cell/>
        </table:table-row>
      </table:table>
      <text:p text:style-name="P33"/>
      <text:p text:style-name="P33"/>
      <text:list xml:id="list90950005536755" text:continue-numbering="true" text:style-name="Exos">
        <text:list-item>
          <text:p text:style-name="Exo"><text:span text:style-name="T137">D</text:span>ans le langage de votre calculatrice, <text:span text:style-name="T137">é</text:span>crire un algorithme qui demande un entier naturel puis affiche le nombre de chiffres de cet entier. (On écrira cet algorithme sur la copie en indentant le cod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Gothic" svg:font-family="Gothic" style:font-pitch="variable"/>
    <style:font-face style:name="Lucidasans" svg:font-family="Lucidasans" style:font-pitch="variable"/>
    <style:font-face style:name="OpenSymbol3" svg:font-family="OpenSymbo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fo:color="#000000" style:font-name="Arial" fo:font-family="Arial" style:font-family-generic="swiss" style:font-pitch="variable" fo:font-size="26pt" fo:font-style="normal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cm" fo:margin-bottom="0.199cm" loext:contextual-spacing="false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o" style:family="paragraph" style:parent-style-name="Standard" style:list-style-name="Exos">
      <style:paragraph-properties fo:padding="0cm" fo:border-left="none" fo:border-right="none" fo:border-top="0.99pt solid #000000" fo:border-bottom="none" style:shadow="none">
        <style:tab-stops/>
      </style:paragraph-properties>
    </style:style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gris" style:display-name="tfMasqué sur fond gris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Zeichenforma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Zeichenformat" style:num-suffix=")" style:num-format="1">
        <style:list-level-properties text:min-label-width="0.499cm"/>
      </text:list-level-style-number>
      <text:list-level-style-number text:level="2" text:style-name="Zeichenformat" style:num-suffix=")" style:num-format="1">
        <style:list-level-properties text:min-label-width="0.499cm"/>
      </text:list-level-style-number>
      <text:list-level-style-number text:level="3" text:style-name="Zeichenformat" style:num-suffix=")" style:num-format="1">
        <style:list-level-properties text:min-label-width="0.499cm"/>
      </text:list-level-style-number>
      <text:list-level-style-number text:level="4" text:style-name="Zeichenformat" style:num-suffix=")" style:num-format="1">
        <style:list-level-properties text:min-label-width="0.499cm"/>
      </text:list-level-style-number>
      <text:list-level-style-number text:level="5" text:style-name="Zeichenformat" style:num-suffix=")" style:num-format="1">
        <style:list-level-properties text:min-label-width="0.499cm"/>
      </text:list-level-style-number>
      <text:list-level-style-number text:level="6" text:style-name="Zeichenformat" style:num-suffix=")" style:num-format="1">
        <style:list-level-properties text:min-label-width="0.499cm"/>
      </text:list-level-style-number>
      <text:list-level-style-number text:level="7" text:style-name="Zeichenformat" style:num-suffix=")" style:num-format="1">
        <style:list-level-properties text:min-label-width="0.499cm"/>
      </text:list-level-style-number>
      <text:list-level-style-number text:level="8" text:style-name="Zeichenformat" style:num-suffix=")" style:num-format="1">
        <style:list-level-properties text:min-label-width="0.499cm"/>
      </text:list-level-style-number>
      <text:list-level-style-number text:level="9" text:style-name="Zeichenformat" style:num-suffix=")" style:num-format="1">
        <style:list-level-properties text:min-label-width="0.499cm"/>
      </text:list-level-style-number>
      <text:list-level-style-number text:level="10" text:style-name="Zeichenformat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Zeichenformat" style:num-format="1">
        <style:list-level-properties text:min-label-width="0.499cm"/>
      </text:list-level-style-number>
      <text:list-level-style-number text:level="2" text:style-name="Zeichenformat" style:num-format="1" text:start-value="2">
        <style:list-level-properties text:space-before="0.499cm" text:min-label-width="0.499cm"/>
      </text:list-level-style-number>
      <text:list-level-style-number text:level="3" text:style-name="Zeichenformat" style:num-format="1" text:start-value="3">
        <style:list-level-properties text:space-before="0.998cm" text:min-label-width="1cm"/>
      </text:list-level-style-number>
      <text:list-level-style-number text:level="4" text:style-name="Zeichenformat" style:num-format="1" text:start-value="4">
        <style:list-level-properties text:space-before="1.998cm" text:min-label-width="1.251cm"/>
      </text:list-level-style-number>
      <text:list-level-style-number text:level="5" text:style-name="Zeichenformat" style:num-format="1" text:start-value="5">
        <style:list-level-properties text:space-before="3.249cm" text:min-label-width="1.499cm"/>
      </text:list-level-style-number>
      <text:list-level-style-number text:level="6" text:style-name="Zeichenformat" style:num-format="1" text:start-value="6">
        <style:list-level-properties text:space-before="4.748cm" text:min-label-width="1.801cm"/>
      </text:list-level-style-number>
      <text:list-level-style-number text:level="7" text:style-name="Zeichenformat" style:num-format="1" text:start-value="7">
        <style:list-level-properties text:space-before="6.549cm" text:min-label-width="2.3cm"/>
      </text:list-level-style-number>
      <text:list-level-style-number text:level="8" text:style-name="Zeichenformat" style:num-format="1" text:start-value="8">
        <style:list-level-properties text:space-before="8.849cm" text:min-label-width="2.6cm"/>
      </text:list-level-style-number>
      <text:list-level-style-number text:level="9" text:style-name="Zeichenformat" style:num-format="1" text:start-value="9">
        <style:list-level-properties text:space-before="11.449cm" text:min-label-width="2.801cm"/>
      </text:list-level-style-number>
      <text:list-level-style-number text:level="10" text:style-name="Zeichenformat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Zeichenformat" style:num-format="1">
        <style:list-level-properties text:min-label-width="3cm"/>
      </text:list-level-style-number>
      <text:list-level-style-number text:level="2" text:style-name="Zeichenformat" style:num-format="1" text:start-value="2">
        <style:list-level-properties text:space-before="3.001cm" text:min-label-width="3cm"/>
      </text:list-level-style-number>
      <text:list-level-style-number text:level="3" text:style-name="Zeichenformat" style:num-format="1" text:start-value="3">
        <style:list-level-properties text:space-before="6.001cm" text:min-label-width="3cm"/>
      </text:list-level-style-number>
      <text:list-level-style-number text:level="4" text:style-name="Zeichenformat" style:num-format="1" text:start-value="4">
        <style:list-level-properties text:space-before="9.002cm" text:min-label-width="3cm"/>
      </text:list-level-style-number>
      <text:list-level-style-number text:level="5" text:style-name="Zeichenformat" style:num-format="1" text:start-value="5">
        <style:list-level-properties text:space-before="12.002cm" text:min-label-width="3cm"/>
      </text:list-level-style-number>
      <text:list-level-style-number text:level="6" text:style-name="Zeichenformat" style:num-format="1" text:start-value="6">
        <style:list-level-properties text:space-before="15.002cm" text:min-label-width="3cm"/>
      </text:list-level-style-number>
      <text:list-level-style-number text:level="7" text:style-name="Zeichenformat" style:num-format="1" text:start-value="7">
        <style:list-level-properties text:space-before="18.003cm" text:min-label-width="3cm"/>
      </text:list-level-style-number>
      <text:list-level-style-number text:level="8" text:style-name="Zeichenformat" style:num-format="1" text:start-value="8">
        <style:list-level-properties text:space-before="21.003cm" text:min-label-width="3cm"/>
      </text:list-level-style-number>
      <text:list-level-style-number text:level="9" text:style-name="Zeichenformat" style:num-format="1" text:start-value="9">
        <style:list-level-properties text:space-before="24.003cm" text:min-label-width="3cm"/>
      </text:list-level-style-number>
      <text:list-level-style-number text:level="10" text:style-name="Zeichenformat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Zeichenformat" style:num-suffix=")" style:num-format="I">
        <style:list-level-properties text:min-label-width="0.499cm"/>
      </text:list-level-style-number>
      <text:list-level-style-number text:level="2" text:style-name="Zeichenformat" style:num-suffix=")" style:num-format="I" text:start-value="2">
        <style:list-level-properties text:min-label-width="0.499cm"/>
      </text:list-level-style-number>
      <text:list-level-style-number text:level="3" text:style-name="Zeichenformat" style:num-suffix=")" style:num-format="I" text:start-value="3">
        <style:list-level-properties text:min-label-width="0.499cm"/>
      </text:list-level-style-number>
      <text:list-level-style-number text:level="4" text:style-name="Zeichenformat" style:num-suffix=")" style:num-format="I" text:start-value="4">
        <style:list-level-properties text:min-label-width="0.499cm"/>
      </text:list-level-style-number>
      <text:list-level-style-number text:level="5" text:style-name="Zeichenformat" style:num-suffix=")" style:num-format="I" text:start-value="5">
        <style:list-level-properties text:min-label-width="0.499cm"/>
      </text:list-level-style-number>
      <text:list-level-style-number text:level="6" text:style-name="Zeichenformat" style:num-suffix=")" style:num-format="I" text:start-value="6">
        <style:list-level-properties text:min-label-width="0.499cm"/>
      </text:list-level-style-number>
      <text:list-level-style-number text:level="7" text:style-name="Zeichenformat" style:num-suffix=")" style:num-format="I" text:start-value="7">
        <style:list-level-properties text:min-label-width="0.499cm"/>
      </text:list-level-style-number>
      <text:list-level-style-number text:level="8" text:style-name="Zeichenformat" style:num-suffix=")" style:num-format="I" text:start-value="8">
        <style:list-level-properties text:min-label-width="0.499cm"/>
      </text:list-level-style-number>
      <text:list-level-style-number text:level="9" text:style-name="Zeichenformat" style:num-suffix=")" style:num-format="I" text:start-value="9">
        <style:list-level-properties text:min-label-width="0.499cm"/>
      </text:list-level-style-number>
      <text:list-level-style-number text:level="10" text:style-name="Zeichenformat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Zeichenformat" style:num-suffix=")" style:num-format="a">
        <style:list-level-properties text:min-label-width="0.499cm" text:min-label-distance="0.101cm"/>
      </text:list-level-style-number>
      <text:list-level-style-number text:level="2" text:style-name="Zeichenformat" style:num-suffix=")" style:num-format="a" text:start-value="2">
        <style:list-level-properties text:min-label-width="0.499cm" text:min-label-distance="0.101cm"/>
      </text:list-level-style-number>
      <text:list-level-style-number text:level="3" text:style-name="Zeichenformat" style:num-suffix=")" style:num-format="a" text:start-value="3">
        <style:list-level-properties text:min-label-width="0.499cm" text:min-label-distance="0.101cm"/>
      </text:list-level-style-number>
      <text:list-level-style-number text:level="4" text:style-name="Zeichenformat" style:num-suffix=")" style:num-format="a" text:start-value="4">
        <style:list-level-properties text:min-label-width="0.499cm" text:min-label-distance="0.101cm"/>
      </text:list-level-style-number>
      <text:list-level-style-number text:level="5" text:style-name="Zeichenformat" style:num-suffix=")" style:num-format="a" text:start-value="5">
        <style:list-level-properties text:min-label-width="0.499cm" text:min-label-distance="0.101cm"/>
      </text:list-level-style-number>
      <text:list-level-style-number text:level="6" text:style-name="Zeichenformat" style:num-suffix=")" style:num-format="a" text:start-value="6">
        <style:list-level-properties text:min-label-width="0.499cm" text:min-label-distance="0.101cm"/>
      </text:list-level-style-number>
      <text:list-level-style-number text:level="7" text:style-name="Zeichenformat" style:num-suffix=")" style:num-format="a" text:start-value="7">
        <style:list-level-properties text:min-label-width="0.499cm" text:min-label-distance="0.101cm"/>
      </text:list-level-style-number>
      <text:list-level-style-number text:level="8" text:style-name="Zeichenformat" style:num-suffix=")" style:num-format="a" text:start-value="8">
        <style:list-level-properties text:min-label-width="0.499cm" text:min-label-distance="0.101cm"/>
      </text:list-level-style-number>
      <text:list-level-style-number text:level="9" text:style-name="Zeichenformat" style:num-suffix=")" style:num-format="a" text:start-value="9">
        <style:list-level-properties text:min-label-width="0.499cm" text:min-label-distance="0.101cm"/>
      </text:list-level-style-number>
      <text:list-level-style-number text:level="10" text:style-name="Zeichenformat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Zeichenformat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Zeichenformat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Zeichenformat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Zeichenformat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Zeichenformat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Zeichenformat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Zeichenformat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Zeichenformat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Zeichenformat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Zeichenformat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Zeichenformat" text:bullet-char="–">
        <style:list-level-properties text:min-label-width="0.3cm"/>
        <style:text-properties fo:font-family="StarSymbol" style:font-charset="x-symbol"/>
      </text:list-level-style-bullet>
      <text:list-level-style-bullet text:level="2" text:style-name="Zeichenformat" text:bullet-char="–">
        <style:list-level-properties text:space-before="0.3cm" text:min-label-width="0.3cm"/>
        <style:text-properties fo:font-family="StarSymbol" style:font-charset="x-symbol"/>
      </text:list-level-style-bullet>
      <text:list-level-style-bullet text:level="3" text:style-name="Zeichenformat" text:bullet-char="–">
        <style:list-level-properties text:space-before="0.6cm" text:min-label-width="0.3cm"/>
        <style:text-properties fo:font-family="StarSymbol" style:font-charset="x-symbol"/>
      </text:list-level-style-bullet>
      <text:list-level-style-bullet text:level="4" text:style-name="Zeichenformat" text:bullet-char="–">
        <style:list-level-properties text:space-before="0.899cm" text:min-label-width="0.3cm"/>
        <style:text-properties fo:font-family="StarSymbol" style:font-charset="x-symbol"/>
      </text:list-level-style-bullet>
      <text:list-level-style-bullet text:level="5" text:style-name="Zeichenformat" text:bullet-char="–">
        <style:list-level-properties text:space-before="1.199cm" text:min-label-width="0.3cm"/>
        <style:text-properties fo:font-family="StarSymbol" style:font-charset="x-symbol"/>
      </text:list-level-style-bullet>
      <text:list-level-style-bullet text:level="6" text:style-name="Zeichenformat" text:bullet-char="–">
        <style:list-level-properties text:space-before="1.499cm" text:min-label-width="0.3cm"/>
        <style:text-properties fo:font-family="StarSymbol" style:font-charset="x-symbol"/>
      </text:list-level-style-bullet>
      <text:list-level-style-bullet text:level="7" text:style-name="Zeichenformat" text:bullet-char="–">
        <style:list-level-properties text:space-before="1.801cm" text:min-label-width="0.3cm"/>
        <style:text-properties fo:font-family="StarSymbol" style:font-charset="x-symbol"/>
      </text:list-level-style-bullet>
      <text:list-level-style-bullet text:level="8" text:style-name="Zeichenformat" text:bullet-char="–">
        <style:list-level-properties text:space-before="2.101cm" text:min-label-width="0.3cm"/>
        <style:text-properties fo:font-family="StarSymbol" style:font-charset="x-symbol"/>
      </text:list-level-style-bullet>
      <text:list-level-style-bullet text:level="9" text:style-name="Zeichenformat" text:bullet-char="–">
        <style:list-level-properties text:space-before="2.401cm" text:min-label-width="0.3cm"/>
        <style:text-properties fo:font-family="StarSymbol" style:font-charset="x-symbol"/>
      </text:list-level-style-bullet>
      <text:list-level-style-bullet text:level="10" text:style-name="Zeichenformat" text:bullet-char="–">
        <style:list-level-properties text:space-before="2.7cm" text:min-label-width="0.3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Zeichenformat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Zeichenformat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Zeichenformat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Zeichenformat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Zeichenformat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Zeichenformat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Zeichenformat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Zeichenformat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Zeichenformat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Zeichenformat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Zeichenformat" text:bullet-char="➢">
        <style:list-level-properties text:min-label-width="0.4cm"/>
        <style:text-properties fo:font-family="StarSymbol" style:font-charset="x-symbol"/>
      </text:list-level-style-bullet>
      <text:list-level-style-bullet text:level="2" text:style-name="Zeichenformat" text:bullet-char="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Zeichenformat" text:bullet-char="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Zeichenformat" text:bullet-char="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Zeichenformat" text:bullet-char="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Zeichenformat" text:bullet-char="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Zeichenformat" text:bullet-char="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Zeichenformat" text:bullet-char="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Zeichenformat" text:bullet-char="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Zeichenformat" text:bullet-char="">
        <style:list-level-properties text:space-before="3.601cm" text:min-label-width="0.4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Zeichenformat" text:bullet-char="✗">
        <style:list-level-properties text:min-label-width="0.4cm"/>
        <style:text-properties fo:font-family="StarSymbol" style:font-charset="x-symbol"/>
      </text:list-level-style-bullet>
      <text:list-level-style-bullet text:level="2" text:style-name="Zeichenformat" text:bullet-char="✗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Zeichenformat" text:bullet-char="✗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Zeichenformat" text:bullet-char="✗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Zeichenformat" text:bullet-char="✗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Zeichenformat" text:bullet-char="✗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Zeichenformat" text:bullet-char="✗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Zeichenformat" text:bullet-char="✗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Zeichenformat" text:bullet-char="✗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Zeichenformat" text:bullet-char="✗">
        <style:list-level-properties text:space-before="3.601cm" text:min-label-width="0.4cm"/>
        <style:text-properties fo:font-family="StarSymbol" style:font-charset="x-symbol"/>
      </text:list-level-style-bullet>
    </text:list-style>
    <text:list-style style:name="Exos">
      <text:list-level-style-number text:level="1" text:style-name="Zeichenformat" style:num-prefix="Ex " style:num-suffix=" -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Zeichenformat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08:03:17.07</meta:creation-date>
    <dc:date>2018-08-04T09:09:48.456000000</dc:date>
    <meta:editing-duration>P1DT2H12M58S</meta:editing-duration>
    <meta:editing-cycles>157</meta:editing-cycles>
    <meta:generator>LibreOffice/5.4.7.2$Windows_X86_64 LibreOffice_project/c838ef25c16710f8838b1faec480ebba495259d0</meta:generator>
    <meta:print-date>2015-09-14T09:55:57.515000000</meta:print-date>
    <meta:document-statistic meta:table-count="12" meta:image-count="0" meta:object-count="4" meta:page-count="4" meta:paragraph-count="201" meta:word-count="1725" meta:character-count="8056" meta:non-whitespace-character-count="6532"/>
  </office:meta>
</office:document-meta>
</file>

<file path=Object 1/content.xml><?xml version="1.0" encoding="utf-8"?>
<math xmlns="http://www.w3.org/1998/Math/MathML">
  <semantics>
    <mrow>
      <mrow>
        <mi>d</mi>
        <mo stretchy="false">=</mo>
        <msqrt>
          <mrow>
            <mrow>
              <msup>
                <mi>x</mi>
                <mrow>
                  <mn>2</mn>
                </mrow>
              </msup>
              <mo stretchy="false">+</mo>
              <msup>
                <mi>y</mi>
                <mrow>
                  <mn>2</mn>
                </mrow>
              </msup>
            </mrow>
          </mrow>
        </msqrt>
      </mrow>
    </mrow>
    <annotation encoding="StarMath 5.0">d = sqrt{x^{2}+y^{2}}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i>s</mi>
        <mi>i</mi>
      </mfrac>
    </mrow>
    <annotation encoding="StarMath 5.0">m = {s} over {i}</annotation>
  </semantics>
</math>
</file>

<file path=Object 3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4/content.xml><?xml version="1.0" encoding="utf-8"?>
<math xmlns="http://www.w3.org/1998/Math/MathML">
  <semantics>
    <mrow>
      <mfrac>
        <mrow>
          <mrow>
            <mi>a</mi>
            <mo stretchy="false">+</mo>
            <mi>b</mi>
          </mrow>
        </mrow>
        <mrow>
          <mn>2</mn>
        </mrow>
      </mfrac>
    </mrow>
    <annotation encoding="StarMath 5.0">{a+b} over {2}</annotation>
  </semantics>
</math>
</file>